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etting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vertical-align="middle" fo:background-color="transparent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style:vertical-align="middle" style:text-align-source="fix" fo:background-color="#F4B084" fo:wrap-option="wrap"/>
      <style:paragraph-properties fo:text-align="center" style:vertical-align="middle" style:writing-mode="page"/>
      <style:text-properties fo:color="#000000" fo:font-family="Calibri" style:font-family-asian="Calibri" style:font-family-complex="Calibri" fo:font-size="18pt" style:font-size-asian="18pt" style:font-size-complex="18pt" fo:font-style="normal" fo:font-weight="bold"/>
    </style:style>
    <style:style style:parent-style-name="Default" style:data-style-name="" style:family="table-cell" style:name="ce6">
      <style:table-cell-properties style:vertical-align="middle" fo:background-color="transparent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7">
      <style:table-cell-properties style:vertical-align="middle" fo:background-color="#FCE4D6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8">
      <style:table-cell-properties style:vertical-align="middle" fo:background-color="transparent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9">
      <style:table-cell-properties style:vertical-align="middle" fo:background-color="transparent" fo:border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10">
      <style:table-cell-properties style:vertical-align="middle" fo:background-color="#FCE4D6" fo:border-top="1pt solid #000000" fo:border-bottom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11">
      <style:table-cell-properties style:vertical-align="middle" fo:background-color="transparent" fo:wrap-option="wrap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2">
      <style:table-cell-properties style:vertical-align="middle" fo:background-color="#FCE4D6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13">
      <style:table-cell-properties style:vertical-align="middle" fo:background-color="transparent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4">
      <style:table-cell-properties style:vertical-align="middle" fo:background-color="#FCE4D6" fo:border-bottom="1pt solid #000000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15">
      <style:table-cell-properties style:vertical-align="middle" fo:background-color="transparent" fo:border-bottom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6">
      <style:table-cell-properties style:vertical-align="middle" fo:background-color="#FCE4D6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17">
      <style:table-cell-properties style:vertical-align="middle" fo:background-color="#FCE4D6" fo:border-bottom="1pt solid #000000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18">
      <style:table-cell-properties style:vertical-align="middle" fo:background-color="#FFFFFF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9">
      <style:table-cell-properties style:vertical-align="middle" style:text-align-source="fix" fo:background-color="#F4B084"/>
      <style:paragraph-properties fo:text-align="center" style:vertical-align="middle" style:writing-mode="page"/>
      <style:text-properties fo:color="#000000" fo:font-family="Calibri" style:font-family-asian="Calibri" style:font-family-complex="Calibri" fo:font-size="22pt" style:font-size-asian="22pt" style:font-size-complex="22pt" fo:font-style="normal" fo:font-weight="normal"/>
    </style:style>
    <style:style style:parent-style-name="Default" style:data-style-name="" style:family="table-cell" style:name="ce20">
      <style:table-cell-properties style:vertical-align="middle" style:text-align-source="fix" fo:background-color="#F4B084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2pt" style:font-size-asian="12pt" style:font-size-complex="12pt" fo:font-style="normal" fo:font-weight="bold"/>
    </style:style>
    <style:style style:parent-style-name="Default" style:data-style-name="" style:family="table-cell" style:name="ce21">
      <style:table-cell-properties style:vertical-align="middle" style:text-align-source="fix" fo:background-color="#F4B084" fo:border="1pt solid #000000" fo:wrap-option="wrap"/>
      <style:paragraph-properties fo:text-align="center" style:vertical-align="middle" style:writing-mode="page"/>
      <style:text-properties fo:color="#000000" fo:font-family="Calibri" style:font-family-asian="Calibri" style:font-family-complex="Calibri" fo:font-size="12pt" style:font-size-asian="12pt" style:font-size-complex="12pt" fo:font-style="normal" fo:font-weight="bold"/>
    </style:style>
    <style:style style:parent-style-name="Default" style:data-style-name="" style:family="table-cell" style:name="ce22">
      <style:table-cell-properties style:vertical-align="middle" fo:background-color="#FCE4D6" fo:border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23">
      <style:table-cell-properties style:vertical-align="middle" fo:background-color="#FCE4D6" fo:border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4">
      <style:table-cell-properties style:vertical-align="middle" style:text-align-source="fix" fo:background-color="#FCE4D6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25">
      <style:table-cell-properties style:vertical-align="middle" style:text-align-source="fix" fo:background-color="transparent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26">
      <style:table-cell-properties style:vertical-align="middle" fo:background-color="transparent" fo:border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7">
      <style:table-cell-properties style:vertical-align="middle" style:text-align-source="fix" fo:background-color="transparent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8">
      <style:table-cell-properties style:vertical-align="middle" fo:background-color="transparent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9">
      <style:table-cell-properties style:vertical-align="middle" fo:background-color="transparent" fo:border="1pt solid #000000" fo:wrap-option="wrap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0">
      <style:table-cell-properties style:vertical-align="middle" style:text-align-source="fix" fo:background-color="transparent" fo:border-top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31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32">
      <style:table-cell-properties style:vertical-align="middle" style:text-align-source="fix" fo:background-color="transparent" fo:border="1pt solid #000000" fo:wrap-option="wrap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3">
      <style:table-cell-properties style:vertical-align="middle" style:text-align-source="fix" fo:background-color="#FCE4D6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34">
      <style:table-cell-properties style:vertical-align="middle" fo:background-color="#FCE4D6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5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6">
      <style:table-cell-properties style:vertical-align="middle" fo:background-color="#FCE4D6" fo:border-bottom="1pt solid #000000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7">
      <style:table-cell-properties style:vertical-align="middle" style:text-align-source="fix" fo:background-color="transparent" fo:border-top="1pt solid #000000" fo:border-left="1pt solid #000000" fo:border-right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8">
      <style:table-cell-properties style:vertical-align="middle" style:text-align-source="fix" fo:background-color="#BFBFBF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4.525cm" style:use-optimal-column-width="false" loext:column-width-sym="23.7356" fo:break-before="auto"/>
    </style:style>
    <style:style style:family="table-column" style:name="co3">
      <style:table-column-properties style:column-width="2.567cm" style:use-optimal-column-width="false" loext:column-width-sym="13.132" fo:break-before="auto"/>
    </style:style>
    <style:style style:family="table-column" style:name="co4">
      <style:table-column-properties style:column-width="5.98cm" style:use-optimal-column-width="false" loext:column-width-sym="31.556" fo:break-before="auto"/>
    </style:style>
    <style:style style:family="table-column" style:name="co5">
      <style:table-column-properties style:column-width="2.567cm" style:use-optimal-column-width="false" loext:column-width-sym="13.132" fo:break-before="auto"/>
    </style:style>
    <style:style style:family="table-column" style:name="co6">
      <style:table-column-properties style:column-width="4.472cm" style:use-optimal-column-width="false" loext:column-width-sym="23.471" fo:break-before="auto"/>
    </style:style>
    <style:style style:family="table-column" style:name="co7">
      <style:table-column-properties style:column-width="2.567cm" style:use-optimal-column-width="false" loext:column-width-sym="13.132" fo:break-before="auto"/>
    </style:style>
    <style:style style:family="table-row" style:name="ro2">
      <style:table-row-properties style:row-height="64.9pt" style:use-optimal-row-height="false" fo:break-before="auto"/>
    </style:style>
    <style:style style:family="text" style:name="T1">
      <style:text-properties fo:color="#000000" fo:font-family="Calibri" fo:font-size="18pt" fo:font-style="normal" style:text-underline-type="none" fo:font-weight="bold"/>
    </style:style>
    <style:style style:family="table-row" style:name="ro3">
      <style:table-row-properties style:row-height="18.75pt" style:use-optimal-row-height="false" fo:break-before="auto"/>
    </style:style>
    <style:style style:family="text" style:name="T2">
      <style:text-properties fo:color="#000000" fo:font-family="Calibri" fo:font-size="14pt" fo:font-style="normal" style:text-underline-type="none" fo:font-weight="bold"/>
    </style:style>
    <style:style style:family="table-row" style:name="ro4">
      <style:table-row-properties style:row-height="18.75pt" style:use-optimal-row-height="false" fo:break-before="auto"/>
    </style:style>
    <style:style style:family="table-row" style:name="ro5">
      <style:table-row-properties style:row-height="18.75pt" style:use-optimal-row-height="false" fo:break-before="auto"/>
    </style:style>
    <style:style style:family="text" style:name="T3">
      <style:text-properties fo:color="#000000" fo:font-family="Calibri" fo:font-size="14pt" fo:font-style="normal" style:text-underline-type="none" fo:font-weight="bold"/>
    </style:style>
    <style:style style:family="table-row" style:name="ro6">
      <style:table-row-properties style:row-height="18.75pt" style:use-optimal-row-height="false" fo:break-before="auto"/>
    </style:style>
    <style:style style:family="text" style:name="T4">
      <style:text-properties fo:color="#000000" fo:font-family="Calibri" fo:font-size="14pt" fo:font-style="normal" style:text-underline-type="none" fo:font-weight="normal"/>
    </style:style>
    <style:style style:family="table-row" style:name="ro7">
      <style:table-row-properties style:row-height="18.75pt" style:use-optimal-row-height="false" fo:break-before="auto"/>
    </style:style>
    <style:style style:family="table-row" style:name="ro8">
      <style:table-row-properties style:row-height="18.75pt" style:use-optimal-row-height="false" fo:break-before="auto"/>
    </style:style>
    <style:style style:family="table-row" style:name="ro9">
      <style:table-row-properties style:row-height="18.75pt" style:use-optimal-row-height="false" fo:break-before="auto"/>
    </style:style>
    <style:style style:family="table-row" style:name="ro10">
      <style:table-row-properties style:row-height="15pt" style:use-optimal-row-height="false" fo:break-before="auto"/>
    </style:style>
    <style:style style:family="table-row" style:name="ro11">
      <style:table-row-properties style:row-height="18.75pt" style:use-optimal-row-height="false" fo:break-before="auto"/>
    </style:style>
    <style:style style:family="text" style:name="T5">
      <style:text-properties fo:color="#000000" fo:font-family="Calibri" fo:font-size="14pt" fo:font-style="normal" style:text-underline-type="none" fo:font-weight="bold"/>
    </style:style>
    <style:style style:family="table-row" style:name="ro12">
      <style:table-row-properties style:row-height="18.75pt" style:use-optimal-row-height="false" fo:break-before="auto"/>
    </style:style>
    <style:style style:family="text" style:name="T6">
      <style:text-properties fo:color="#000000" fo:font-family="Calibri" fo:font-size="14pt" fo:font-style="normal" style:text-underline-type="none" fo:font-weight="bold"/>
    </style:style>
    <style:style style:family="table-row" style:name="ro13">
      <style:table-row-properties style:row-height="18.75pt" style:use-optimal-row-height="false" fo:break-before="auto"/>
    </style:style>
    <style:style style:family="text" style:name="T7">
      <style:text-properties fo:color="#000000" fo:font-family="Calibri" fo:font-size="14pt" fo:font-style="normal" style:text-underline-type="none" fo:font-weight="bold"/>
    </style:style>
    <style:style style:family="table-row" style:name="ro14">
      <style:table-row-properties style:row-height="18.75pt" style:use-optimal-row-height="false" fo:break-before="auto"/>
    </style:style>
    <style:style style:family="text" style:name="T8">
      <style:text-properties fo:color="#000000" fo:font-family="Calibri" fo:font-size="14pt" fo:font-style="normal" style:text-underline-type="none" fo:font-weight="bold"/>
    </style:style>
    <style:style style:family="table-row" style:name="ro15">
      <style:table-row-properties style:row-height="18.75pt" style:use-optimal-row-height="false" fo:break-before="auto"/>
    </style:style>
    <style:style style:family="text" style:name="T9">
      <style:text-properties fo:color="#000000" fo:font-family="Calibri" fo:font-size="14pt" fo:font-style="normal" style:text-underline-type="none" fo:font-weight="bold"/>
    </style:style>
    <style:style style:family="table-row" style:name="ro16">
      <style:table-row-properties style:row-height="1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8">
      <style:table-column-properties style:column-width="1.746cm" loext:column-width-sym="8.664" fo:break-before="auto"/>
    </style:style>
    <style:style style:family="table-row" style:name="ro17">
      <style:table-row-properties style:row-height="0.5027cm" fo:break-before="auto"/>
    </style:style>
    <style:style style:family="table-column" style:name="co9">
      <style:table-column-properties style:column-width="2.567cm" style:use-optimal-column-width="false" loext:column-width-sym="13.132" fo:break-before="auto"/>
    </style:style>
    <style:style style:family="table-column" style:name="co10">
      <style:table-column-properties style:column-width="11.03cm" style:use-optimal-column-width="false" loext:column-width-sym="58.8784" fo:break-before="auto"/>
    </style:style>
    <style:style style:family="table-column" style:name="co11">
      <style:table-column-properties style:column-width="5.266cm" style:use-optimal-column-width="false" loext:column-width-sym="27.7144" fo:break-before="auto"/>
    </style:style>
    <style:style style:family="table-column" style:name="co12">
      <style:table-column-properties style:column-width="2.567cm" style:use-optimal-column-width="false" loext:column-width-sym="13.132" fo:break-before="auto"/>
    </style:style>
    <style:style style:family="table-column" style:name="co13">
      <style:table-column-properties style:column-width="6.324cm" style:use-optimal-column-width="false" loext:column-width-sym="33.418" fo:break-before="auto"/>
    </style:style>
    <style:style style:family="table-column" style:name="co14">
      <style:table-column-properties style:column-width="2.567cm" style:use-optimal-column-width="false" loext:column-width-sym="13.132" fo:break-before="auto"/>
    </style:style>
    <style:style style:family="table-row" style:name="ro18">
      <style:table-row-properties style:row-height="15pt" style:use-optimal-row-height="false" fo:break-before="auto"/>
    </style:style>
    <style:style style:family="table-row" style:name="ro19">
      <style:table-row-properties style:row-height="15pt" style:use-optimal-row-height="false" fo:break-before="auto"/>
    </style:style>
    <style:style style:family="table-row" style:name="ro20">
      <style:table-row-properties style:row-height="41.45pt" style:use-optimal-row-height="false" fo:break-before="auto"/>
    </style:style>
    <style:style style:family="text" style:name="T10">
      <style:text-properties fo:color="#000000" fo:font-family="Calibri" fo:font-size="22pt" fo:font-style="normal" style:text-underline-type="none" fo:font-weight="normal"/>
    </style:style>
    <style:style style:family="table-row" style:name="ro21">
      <style:table-row-properties style:row-height="15pt" style:use-optimal-row-height="false" fo:break-before="auto"/>
    </style:style>
    <style:style style:family="table-row" style:name="ro22">
      <style:table-row-properties style:row-height="15pt" style:use-optimal-row-height="false" fo:break-before="auto"/>
    </style:style>
    <style:style style:family="table-row" style:name="ro23">
      <style:table-row-properties style:row-height="32.25pt" style:use-optimal-row-height="false" fo:break-before="auto"/>
    </style:style>
    <style:style style:family="text" style:name="T11">
      <style:text-properties fo:color="#000000" fo:font-family="Calibri" fo:font-size="12pt" fo:font-style="normal" style:text-underline-type="none" fo:font-weight="bold"/>
    </style:style>
    <style:style style:family="text" style:name="T12">
      <style:text-properties fo:color="#000000" fo:font-family="Calibri" fo:font-size="12pt" fo:font-style="normal" style:text-underline-type="none" fo:font-weight="bold"/>
    </style:style>
    <style:style style:family="text" style:name="T13">
      <style:text-properties fo:color="#000000" fo:font-family="Calibri" fo:font-size="12pt" fo:font-style="normal" style:text-underline-type="none" fo:font-weight="bold"/>
    </style:style>
    <style:style style:family="text" style:name="T14">
      <style:text-properties fo:color="#000000" fo:font-family="Calibri" fo:font-size="12pt" fo:font-style="normal" style:text-underline-type="none" fo:font-weight="bold"/>
    </style:style>
    <style:style style:family="text" style:name="T15">
      <style:text-properties fo:color="#000000" fo:font-family="Calibri" fo:font-size="12pt" fo:font-style="normal" style:text-underline-type="none" fo:font-weight="bold"/>
    </style:style>
    <style:style style:family="text" style:name="T16">
      <style:text-properties fo:color="#000000" fo:font-family="Calibri" fo:font-size="12pt" fo:font-style="normal" style:text-underline-type="none" fo:font-weight="bold"/>
    </style:style>
    <style:style style:family="text" style:name="T17">
      <style:text-properties fo:color="#000000" fo:font-family="Calibri" fo:font-size="12pt" fo:font-style="normal" style:text-underline-type="none" fo:font-weight="bold"/>
    </style:style>
    <style:style style:family="text" style:name="T18">
      <style:text-properties fo:color="#000000" fo:font-family="Calibri" fo:font-size="12pt" fo:font-style="normal" style:text-underline-type="none" fo:font-weight="bold"/>
    </style:style>
    <style:style style:family="text" style:name="T19">
      <style:text-properties fo:color="#000000" fo:font-family="Calibri" fo:font-size="12pt" fo:font-style="normal" style:text-underline-type="none" fo:font-weight="bold"/>
    </style:style>
    <style:style style:family="text" style:name="T20">
      <style:text-properties fo:color="#000000" fo:font-family="Calibri" fo:font-size="12pt" fo:font-style="normal" style:text-underline-type="none" fo:font-weight="bold"/>
    </style:style>
    <style:style style:family="text" style:name="T21">
      <style:text-properties fo:color="#000000" fo:font-family="Calibri" fo:font-size="12pt" fo:font-style="normal" style:text-underline-type="none" fo:font-weight="bold"/>
    </style:style>
    <style:style style:family="text" style:name="T22">
      <style:text-properties fo:color="#000000" fo:font-family="Calibri" fo:font-size="12pt" fo:font-style="normal" style:text-underline-type="none" fo:font-weight="bold"/>
    </style:style>
    <style:style style:family="text" style:name="T23">
      <style:text-properties fo:color="#000000" fo:font-family="Calibri" fo:font-size="12pt" fo:font-style="normal" style:text-underline-type="none" fo:font-weight="bold"/>
    </style:style>
    <style:style style:family="text" style:name="T24">
      <style:text-properties fo:color="#000000" fo:font-family="Calibri" fo:font-size="12pt" fo:font-style="normal" style:text-underline-type="none" fo:font-weight="bold"/>
    </style:style>
    <style:style style:family="text" style:name="T25">
      <style:text-properties fo:color="#000000" fo:font-family="Calibri" fo:font-size="12pt" fo:font-style="normal" style:text-underline-type="none" fo:font-weight="bold"/>
    </style:style>
    <style:style style:family="text" style:name="T26">
      <style:text-properties fo:color="#000000" fo:font-family="Calibri" fo:font-size="12pt" fo:font-style="normal" style:text-underline-type="none" fo:font-weight="bold"/>
    </style:style>
    <style:style style:family="table-row" style:name="ro24">
      <style:table-row-properties style:row-height="18.75pt" style:use-optimal-row-height="false" fo:break-before="auto"/>
    </style:style>
    <style:style style:family="text" style:name="T27">
      <style:text-properties fo:color="#000000" fo:font-family="Calibri" fo:font-size="14pt" fo:font-style="normal" style:text-underline-type="none" fo:font-weight="bold"/>
    </style:style>
    <style:style style:family="table-row" style:name="ro25">
      <style:table-row-properties style:row-height="14.45pt" style:use-optimal-row-height="false" fo:break-before="auto"/>
    </style:style>
    <style:style style:family="text" style:name="T28">
      <style:text-properties fo:color="#000000" fo:font-family="Calibri" fo:font-size="11pt" fo:font-style="normal" style:text-underline-type="none" fo:font-weight="normal"/>
    </style:style>
    <style:style style:family="table-row" style:name="ro26">
      <style:table-row-properties style:row-height="14.45pt" style:use-optimal-row-height="false" fo:break-before="auto"/>
    </style:style>
    <style:style style:family="text" style:name="T29">
      <style:text-properties fo:color="#000000" fo:font-family="Calibri" fo:font-size="11pt" fo:font-style="normal" style:text-underline-type="none" fo:font-weight="normal"/>
    </style:style>
    <style:style style:family="table-row" style:name="ro27">
      <style:table-row-properties style:row-height="14.45pt" style:use-optimal-row-height="false" fo:break-before="auto"/>
    </style:style>
    <style:style style:family="text" style:name="T30">
      <style:text-properties fo:color="#000000" fo:font-family="Calibri" fo:font-size="11pt" fo:font-style="normal" style:text-underline-type="none" fo:font-weight="normal"/>
    </style:style>
    <style:style style:family="table-row" style:name="ro28">
      <style:table-row-properties style:row-height="14.45pt" style:use-optimal-row-height="false" fo:break-before="auto"/>
    </style:style>
    <style:style style:family="text" style:name="T31">
      <style:text-properties fo:color="#000000" fo:font-family="Calibri" fo:font-size="11pt" fo:font-style="normal" style:text-underline-type="none" fo:font-weight="normal"/>
    </style:style>
    <style:style style:family="table-row" style:name="ro29">
      <style:table-row-properties style:row-height="15pt" style:use-optimal-row-height="false" fo:break-before="auto"/>
    </style:style>
    <style:style style:family="text" style:name="T32">
      <style:text-properties fo:color="#000000" fo:font-family="Calibri" fo:font-size="11pt" fo:font-style="normal" style:text-underline-type="none" fo:font-weight="normal"/>
    </style:style>
    <style:style style:family="table-row" style:name="ro30">
      <style:table-row-properties style:row-height="14.45pt" style:use-optimal-row-height="false" fo:break-before="auto"/>
    </style:style>
    <style:style style:family="text" style:name="T33">
      <style:text-properties fo:color="#000000" fo:font-family="Calibri" fo:font-size="11pt" fo:font-style="normal" style:text-underline-type="none" fo:font-weight="normal"/>
    </style:style>
    <style:style style:family="table-row" style:name="ro31">
      <style:table-row-properties style:row-height="14.45pt" style:use-optimal-row-height="false" fo:break-before="auto"/>
    </style:style>
    <style:style style:family="table-row" style:name="ro32">
      <style:table-row-properties style:row-height="18.75pt" style:use-optimal-row-height="false" fo:break-before="auto"/>
    </style:style>
    <style:style style:family="text" style:name="T34">
      <style:text-properties fo:color="#000000" fo:font-family="Calibri" fo:font-size="14pt" fo:font-style="normal" style:text-underline-type="none" fo:font-weight="bold"/>
    </style:style>
    <style:style style:family="table-row" style:name="ro33">
      <style:table-row-properties style:row-height="15pt" style:use-optimal-row-height="false" fo:break-before="auto"/>
    </style:style>
    <style:style style:family="text" style:name="T35">
      <style:text-properties fo:color="#000000" fo:font-family="Calibri" fo:font-size="11pt" fo:font-style="normal" style:text-underline-type="none" fo:font-weight="normal"/>
    </style:style>
    <style:style style:family="table-row" style:name="ro34">
      <style:table-row-properties style:row-height="15pt" style:use-optimal-row-height="false" fo:break-before="auto"/>
    </style:style>
    <style:style style:family="text" style:name="T36">
      <style:text-properties fo:color="#000000" fo:font-family="Calibri" fo:font-size="11pt" fo:font-style="normal" style:text-underline-type="none" fo:font-weight="normal"/>
    </style:style>
    <style:style style:family="table-row" style:name="ro35">
      <style:table-row-properties style:row-height="15pt" style:use-optimal-row-height="false" fo:break-before="auto"/>
    </style:style>
    <style:style style:family="text" style:name="T37">
      <style:text-properties fo:color="#000000" fo:font-family="Calibri" fo:font-size="11pt" fo:font-style="normal" style:text-underline-type="none" fo:font-weight="normal"/>
    </style:style>
    <style:style style:family="table-row" style:name="ro36">
      <style:table-row-properties style:row-height="14.45pt" style:use-optimal-row-height="false" fo:break-before="auto"/>
    </style:style>
    <style:style style:family="table-row" style:name="ro37">
      <style:table-row-properties style:row-height="14.45pt" style:use-optimal-row-height="false" fo:break-before="auto"/>
    </style:style>
    <style:style style:family="text" style:name="T38">
      <style:text-properties fo:color="#000000" fo:font-family="Calibri" fo:font-size="14pt" fo:font-style="normal" style:text-underline-type="none" fo:font-weight="bold"/>
    </style:style>
    <style:style style:family="table-row" style:name="ro38">
      <style:table-row-properties style:row-height="14.25pt" style:use-optimal-row-height="false" fo:break-before="auto"/>
    </style:style>
    <style:style style:family="text" style:name="T39">
      <style:text-properties fo:color="#000000" fo:font-family="Calibri" fo:font-size="11pt" fo:font-style="normal" style:text-underline-type="none" fo:font-weight="normal"/>
    </style:style>
    <style:style style:family="table-row" style:name="ro39">
      <style:table-row-properties style:row-height="15pt" style:use-optimal-row-height="false" fo:break-before="auto"/>
    </style:style>
    <style:style style:family="text" style:name="T40">
      <style:text-properties fo:color="#000000" fo:font-family="Calibri" fo:font-size="11pt" fo:font-style="normal" style:text-underline-type="none" fo:font-weight="normal"/>
    </style:style>
    <style:style style:family="table-row" style:name="ro40">
      <style:table-row-properties style:row-height="14.25pt" style:use-optimal-row-height="false" fo:break-before="auto"/>
    </style:style>
    <style:style style:family="text" style:name="T41">
      <style:text-properties fo:color="#000000" fo:font-family="Calibri" fo:font-size="11pt" fo:font-style="normal" style:text-underline-type="none" fo:font-weight="normal"/>
    </style:style>
    <style:style style:family="table-row" style:name="ro41">
      <style:table-row-properties style:row-height="14.45pt" style:use-optimal-row-height="false" fo:break-before="auto"/>
    </style:style>
    <style:style style:family="table-row" style:name="ro42">
      <style:table-row-properties style:row-height="14.45pt" style:use-optimal-row-height="false" fo:break-before="auto"/>
    </style:style>
    <style:style style:family="text" style:name="T42">
      <style:text-properties fo:color="#000000" fo:font-family="Calibri" fo:font-size="14pt" fo:font-style="normal" style:text-underline-type="none" fo:font-weight="bold"/>
    </style:style>
    <style:style style:family="table-row" style:name="ro43">
      <style:table-row-properties style:row-height="14.45pt" style:use-optimal-row-height="false" fo:break-before="auto"/>
    </style:style>
    <style:style style:family="text" style:name="T43">
      <style:text-properties fo:color="#000000" fo:font-family="Calibri" fo:font-size="11pt" fo:font-style="normal" style:text-underline-type="none" fo:font-weight="normal"/>
    </style:style>
    <style:style style:family="table-row" style:name="ro44">
      <style:table-row-properties style:row-height="14.45pt" style:use-optimal-row-height="false" fo:break-before="auto"/>
    </style:style>
    <style:style style:family="text" style:name="T44">
      <style:text-properties fo:color="#000000" fo:font-family="Calibri" fo:font-size="11pt" fo:font-style="normal" style:text-underline-type="none" fo:font-weight="normal"/>
    </style:style>
    <style:style style:family="table-row" style:name="ro45">
      <style:table-row-properties style:row-height="18.75pt" style:use-optimal-row-height="false" fo:break-before="auto"/>
    </style:style>
    <style:style style:family="table-row" style:name="ro46">
      <style:table-row-properties style:row-height="14.45pt" style:use-optimal-row-height="false" fo:break-before="auto"/>
    </style:style>
    <style:style style:family="table-row" style:name="ro47">
      <style:table-row-properties style:row-height="14.45pt" style:use-optimal-row-height="false" fo:break-before="auto"/>
    </style:style>
    <style:style style:family="text" style:name="T45">
      <style:text-properties fo:color="#000000" fo:font-family="Calibri" fo:font-size="14pt" fo:font-style="normal" style:text-underline-type="none" fo:font-weight="bold"/>
    </style:style>
    <style:style style:family="table-row" style:name="ro48">
      <style:table-row-properties style:row-height="14.45pt" style:use-optimal-row-height="false" fo:break-before="auto"/>
    </style:style>
    <style:style style:family="text" style:name="T46">
      <style:text-properties fo:color="#000000" fo:font-family="Calibri" fo:font-size="11pt" fo:font-style="normal" style:text-underline-type="none" fo:font-weight="normal"/>
    </style:style>
    <style:style style:family="table-row" style:name="ro49">
      <style:table-row-properties style:row-height="14.45pt" style:use-optimal-row-height="false" fo:break-before="auto"/>
    </style:style>
    <style:style style:family="table-row" style:name="ro50">
      <style:table-row-properties style:row-height="18.75pt" style:use-optimal-row-height="false" fo:break-before="auto"/>
    </style:style>
    <style:style style:family="table-row" style:name="ro51">
      <style:table-row-properties style:row-height="14.45pt" style:use-optimal-row-height="false" fo:break-before="auto"/>
    </style:style>
    <style:style style:family="table-row" style:name="ro52">
      <style:table-row-properties style:row-height="14.45pt" style:use-optimal-row-height="false" fo:break-before="auto"/>
    </style:style>
    <style:style style:family="text" style:name="T47">
      <style:text-properties fo:color="#000000" fo:font-family="Calibri" fo:font-size="14pt" fo:font-style="normal" style:text-underline-type="none" fo:font-weight="bold"/>
    </style:style>
    <style:style style:family="table-row" style:name="ro53">
      <style:table-row-properties style:row-height="14.45pt" style:use-optimal-row-height="false" fo:break-before="auto"/>
    </style:style>
    <style:style style:family="text" style:name="T48">
      <style:text-properties fo:color="#000000" fo:font-family="Calibri" fo:font-size="11pt" fo:font-style="normal" style:text-underline-type="none" fo:font-weight="normal"/>
    </style:style>
    <style:style style:family="table-row" style:name="ro54">
      <style:table-row-properties style:row-height="14.45pt" style:use-optimal-row-height="false" fo:break-before="auto"/>
    </style:style>
    <style:style style:family="text" style:name="T49">
      <style:text-properties fo:color="#000000" fo:font-family="Calibri" fo:font-size="11pt" fo:font-style="normal" style:text-underline-type="none" fo:font-weight="normal"/>
    </style:style>
    <style:style style:family="table-row" style:name="ro55">
      <style:table-row-properties style:row-height="18.75pt" style:use-optimal-row-height="false" fo:break-before="auto"/>
    </style:style>
    <style:style style:family="table-row" style:name="ro56">
      <style:table-row-properties style:row-height="14.45pt" style:use-optimal-row-height="false" fo:break-before="auto"/>
    </style:style>
    <style:style style:family="table-row" style:name="ro57">
      <style:table-row-properties style:row-height="14.45pt" style:use-optimal-row-height="false" fo:break-before="auto"/>
    </style:style>
    <style:style style:family="text" style:name="T50">
      <style:text-properties fo:color="#000000" fo:font-family="Calibri" fo:font-size="14pt" fo:font-style="normal" style:text-underline-type="none" fo:font-weight="bold"/>
    </style:style>
    <style:style style:family="table-row" style:name="ro58">
      <style:table-row-properties style:row-height="14.45pt" style:use-optimal-row-height="false" fo:break-before="auto"/>
    </style:style>
    <style:style style:family="text" style:name="T51">
      <style:text-properties fo:color="#000000" fo:font-family="Calibri" fo:font-size="11pt" fo:font-style="normal" style:text-underline-type="none" fo:font-weight="normal"/>
    </style:style>
    <style:style style:family="table-row" style:name="ro59">
      <style:table-row-properties style:row-height="14.45pt" style:use-optimal-row-height="false" fo:break-before="auto"/>
    </style:style>
    <style:style style:family="table-row" style:name="ro60">
      <style:table-row-properties style:row-height="18.75pt" style:use-optimal-row-height="false" fo:break-before="auto"/>
    </style:style>
    <style:style style:family="table-row" style:name="ro61">
      <style:table-row-properties style:row-height="14.45pt" style:use-optimal-row-height="false" fo:break-before="auto"/>
    </style:style>
    <style:style style:family="table-row" style:name="ro62">
      <style:table-row-properties style:row-height="14.45pt" style:use-optimal-row-height="false" fo:break-before="auto"/>
    </style:style>
    <style:style style:family="text" style:name="T52">
      <style:text-properties fo:color="#000000" fo:font-family="Calibri" fo:font-size="14pt" fo:font-style="normal" style:text-underline-type="none" fo:font-weight="bold"/>
    </style:style>
    <style:style style:family="table-row" style:name="ro63">
      <style:table-row-properties style:row-height="14.45pt" style:use-optimal-row-height="false" fo:break-before="auto"/>
    </style:style>
    <style:style style:family="text" style:name="T53">
      <style:text-properties fo:color="#000000" fo:font-family="Calibri" fo:font-size="11pt" fo:font-style="normal" style:text-underline-type="none" fo:font-weight="normal"/>
    </style:style>
    <style:style style:family="table-row" style:name="ro64">
      <style:table-row-properties style:row-height="14.45pt" style:use-optimal-row-height="false" fo:break-before="auto"/>
    </style:style>
    <style:style style:family="table-row" style:name="ro65">
      <style:table-row-properties style:row-height="18.75pt" style:use-optimal-row-height="false" fo:break-before="auto"/>
    </style:style>
    <style:style style:family="table-row" style:name="ro66">
      <style:table-row-properties style:row-height="14.45pt" style:use-optimal-row-height="false" fo:break-before="auto"/>
    </style:style>
    <style:style style:family="table-row" style:name="ro67">
      <style:table-row-properties style:row-height="14.45pt" style:use-optimal-row-height="false" fo:break-before="auto"/>
    </style:style>
    <style:style style:family="text" style:name="T54">
      <style:text-properties fo:color="#000000" fo:font-family="Calibri" fo:font-size="14pt" fo:font-style="normal" style:text-underline-type="none" fo:font-weight="bold"/>
    </style:style>
    <style:style style:family="table-row" style:name="ro68">
      <style:table-row-properties style:row-height="14.45pt" style:use-optimal-row-height="false" fo:break-before="auto"/>
    </style:style>
    <style:style style:family="text" style:name="T55">
      <style:text-properties fo:color="#000000" fo:font-family="Calibri" fo:font-size="11pt" fo:font-style="normal" style:text-underline-type="none" fo:font-weight="normal"/>
    </style:style>
    <style:style style:family="table-row" style:name="ro69">
      <style:table-row-properties style:row-height="14.45pt" style:use-optimal-row-height="false" fo:break-before="auto"/>
    </style:style>
    <style:style style:family="table-row" style:name="ro70">
      <style:table-row-properties style:row-height="14.45pt" style:use-optimal-row-height="false" fo:break-before="auto"/>
    </style:style>
    <style:style style:family="table-row" style:name="ro71">
      <style:table-row-properties style:row-height="14.45pt" style:use-optimal-row-height="false" fo:break-before="auto"/>
    </style:style>
    <style:style style:family="table-row" style:name="ro72">
      <style:table-row-properties style:row-height="14.45pt" style:use-optimal-row-height="false" fo:break-before="auto"/>
    </style:style>
    <style:style style:family="text" style:name="T56">
      <style:text-properties fo:color="#000000" fo:font-family="Calibri" fo:font-size="14pt" fo:font-style="normal" style:text-underline-type="none" fo:font-weight="bold"/>
    </style:style>
    <style:style style:family="table-row" style:name="ro73">
      <style:table-row-properties style:row-height="14.45pt" style:use-optimal-row-height="false" fo:break-before="auto"/>
    </style:style>
    <style:style style:family="text" style:name="T57">
      <style:text-properties fo:color="#000000" fo:font-family="Calibri" fo:font-size="11pt" fo:font-style="normal" style:text-underline-type="none" fo:font-weight="normal"/>
    </style:style>
    <style:style style:family="table-row" style:name="ro74">
      <style:table-row-properties style:row-height="14.45pt" style:use-optimal-row-height="false" fo:break-before="auto"/>
    </style:style>
    <style:style style:family="table-row" style:name="ro75">
      <style:table-row-properties style:row-height="14.45pt" style:use-optimal-row-height="false" fo:break-before="auto"/>
    </style:style>
    <style:style style:family="table-row" style:name="ro76">
      <style:table-row-properties style:row-height="14.45pt" style:use-optimal-row-height="false" fo:break-before="auto"/>
    </style:style>
    <style:style style:family="table-row" style:name="ro77">
      <style:table-row-properties style:row-height="14.45pt" style:use-optimal-row-height="false" fo:break-before="auto"/>
    </style:style>
    <style:style style:family="text" style:name="T58">
      <style:text-properties fo:color="#000000" fo:font-family="Calibri" fo:font-size="14pt" fo:font-style="normal" style:text-underline-type="none" fo:font-weight="bold"/>
    </style:style>
    <style:style style:family="table-row" style:name="ro78">
      <style:table-row-properties style:row-height="14.45pt" style:use-optimal-row-height="false" fo:break-before="auto"/>
    </style:style>
    <style:style style:family="text" style:name="T59">
      <style:text-properties fo:color="#000000" fo:font-family="Calibri" fo:font-size="11pt" fo:font-style="normal" style:text-underline-type="none" fo:font-weight="normal"/>
    </style:style>
    <style:style style:family="table-row" style:name="ro79">
      <style:table-row-properties style:row-height="14.45pt" style:use-optimal-row-height="false" fo:break-before="auto"/>
    </style:style>
    <style:style style:family="table-row" style:name="ro80">
      <style:table-row-properties style:row-height="14.45pt" style:use-optimal-row-height="false" fo:break-before="auto"/>
    </style:style>
    <style:style style:family="table-row" style:name="ro81">
      <style:table-row-properties style:row-height="14.45pt" style:use-optimal-row-height="false" fo:break-before="auto"/>
    </style:style>
    <style:style style:family="table-row" style:name="ro82">
      <style:table-row-properties style:row-height="14.45pt" style:use-optimal-row-height="false" fo:break-before="auto"/>
    </style:style>
    <style:style style:family="text" style:name="T60">
      <style:text-properties fo:color="#000000" fo:font-family="Calibri" fo:font-size="14pt" fo:font-style="normal" style:text-underline-type="none" fo:font-weight="bold"/>
    </style:style>
    <style:style style:family="table-row" style:name="ro83">
      <style:table-row-properties style:row-height="14.45pt" style:use-optimal-row-height="false" fo:break-before="auto"/>
    </style:style>
    <style:style style:family="text" style:name="T61">
      <style:text-properties fo:color="#000000" fo:font-family="Calibri" fo:font-size="11pt" fo:font-style="normal" style:text-underline-type="none" fo:font-weight="normal"/>
    </style:style>
    <style:style style:family="table-row" style:name="ro84">
      <style:table-row-properties style:row-height="14.45pt" style:use-optimal-row-height="false" fo:break-before="auto"/>
    </style:style>
    <style:style style:family="text" style:name="T62">
      <style:text-properties fo:color="#000000" fo:font-family="Calibri" fo:font-size="11pt" fo:font-style="normal" style:text-underline-type="none" fo:font-weight="normal"/>
    </style:style>
    <style:style style:family="table-row" style:name="ro85">
      <style:table-row-properties style:row-height="18.75pt" style:use-optimal-row-height="false" fo:break-before="auto"/>
    </style:style>
    <style:style style:family="text" style:name="T63">
      <style:text-properties fo:color="#000000" fo:font-family="Calibri" fo:font-size="11pt" fo:font-style="normal" style:text-underline-type="none" fo:font-weight="normal"/>
    </style:style>
    <style:style style:family="table-row" style:name="ro86">
      <style:table-row-properties style:row-height="18.75pt" style:use-optimal-row-height="false" fo:break-before="auto"/>
    </style:style>
    <style:style style:family="table-row" style:name="ro87">
      <style:table-row-properties style:row-height="18.75pt" style:use-optimal-row-height="false" fo:break-before="auto"/>
    </style:style>
    <style:style style:family="text" style:name="T64">
      <style:text-properties fo:color="#000000" fo:font-family="Calibri" fo:font-size="14pt" fo:font-style="normal" style:text-underline-type="none" fo:font-weight="bold"/>
    </style:style>
    <style:style style:family="table-row" style:name="ro88">
      <style:table-row-properties style:row-height="18.75pt" style:use-optimal-row-height="false" fo:break-before="auto"/>
    </style:style>
    <style:style style:family="text" style:name="T65">
      <style:text-properties fo:color="#000000" fo:font-family="Calibri" fo:font-size="11pt" fo:font-style="normal" style:text-underline-type="none" fo:font-weight="normal"/>
    </style:style>
    <style:style style:family="table-row" style:name="ro89">
      <style:table-row-properties style:row-height="18.75pt" style:use-optimal-row-height="false" fo:break-before="auto"/>
    </style:style>
    <style:style style:family="text" style:name="T66">
      <style:text-properties fo:color="#000000" fo:font-family="Calibri" fo:font-size="11pt" fo:font-style="normal" style:text-underline-type="none" fo:font-weight="normal"/>
    </style:style>
    <style:style style:family="table-row" style:name="ro90">
      <style:table-row-properties style:row-height="18.75pt" style:use-optimal-row-height="false" fo:break-before="auto"/>
    </style:style>
    <style:style style:family="text" style:name="T67">
      <style:text-properties fo:color="#000000" fo:font-family="Calibri" fo:font-size="11pt" fo:font-style="normal" style:text-underline-type="none" fo:font-weight="normal"/>
    </style:style>
    <style:style style:family="table-row" style:name="ro91">
      <style:table-row-properties style:row-height="18.75pt" style:use-optimal-row-height="false" fo:break-before="auto"/>
    </style:style>
    <style:style style:family="text" style:name="T68">
      <style:text-properties fo:color="#000000" fo:font-family="Calibri" fo:font-size="11pt" fo:font-style="normal" style:text-underline-type="none" fo:font-weight="normal"/>
    </style:style>
    <style:style style:family="table-row" style:name="ro92">
      <style:table-row-properties style:row-height="14.45pt" style:use-optimal-row-height="false" fo:break-before="auto"/>
    </style:style>
    <style:style style:family="text" style:name="T69">
      <style:text-properties fo:color="#000000" fo:font-family="Calibri" fo:font-size="14pt" fo:font-style="normal" style:text-underline-type="none" fo:font-weight="bold"/>
    </style:style>
    <style:style style:family="table-row" style:name="ro93">
      <style:table-row-properties style:row-height="14.45pt" style:use-optimal-row-height="false" fo:break-before="auto"/>
    </style:style>
    <style:style style:family="text" style:name="T70">
      <style:text-properties fo:color="#000000" fo:font-family="Calibri" fo:font-size="11pt" fo:font-style="normal" style:text-underline-type="none" fo:font-weight="normal"/>
    </style:style>
    <style:style style:family="table-row" style:name="ro94">
      <style:table-row-properties style:row-height="14.45pt" style:use-optimal-row-height="false" fo:break-before="auto"/>
    </style:style>
    <style:style style:family="text" style:name="T71">
      <style:text-properties fo:color="#000000" fo:font-family="Calibri" fo:font-size="11pt" fo:font-style="normal" style:text-underline-type="none" fo:font-weight="normal"/>
    </style:style>
    <style:style style:family="table-row" style:name="ro95">
      <style:table-row-properties style:row-height="14.45pt" style:use-optimal-row-height="false" fo:break-before="auto"/>
    </style:style>
    <style:style style:family="table-row" style:name="ro96">
      <style:table-row-properties style:row-height="14.45pt" style:use-optimal-row-height="false" fo:break-before="auto"/>
    </style:style>
    <style:style style:family="table-row" style:name="ro97">
      <style:table-row-properties style:row-height="14.45pt" style:use-optimal-row-height="false" fo:break-before="auto"/>
    </style:style>
    <style:style style:family="text" style:name="T72">
      <style:text-properties fo:color="#000000" fo:font-family="Calibri" fo:font-size="14pt" fo:font-style="normal" style:text-underline-type="none" fo:font-weight="bold"/>
    </style:style>
    <style:style style:family="table-row" style:name="ro98">
      <style:table-row-properties style:row-height="14.45pt" style:use-optimal-row-height="false" fo:break-before="auto"/>
    </style:style>
    <style:style style:family="text" style:name="T73">
      <style:text-properties fo:color="#000000" fo:font-family="Calibri" fo:font-size="11pt" fo:font-style="normal" style:text-underline-type="none" fo:font-weight="normal"/>
    </style:style>
    <style:style style:family="table-row" style:name="ro99">
      <style:table-row-properties style:row-height="14.45pt" style:use-optimal-row-height="false" fo:break-before="auto"/>
    </style:style>
    <style:style style:family="table-row" style:name="ro100">
      <style:table-row-properties style:row-height="14.45pt" style:use-optimal-row-height="false" fo:break-before="auto"/>
    </style:style>
    <style:style style:family="table-row" style:name="ro101">
      <style:table-row-properties style:row-height="14.45pt" style:use-optimal-row-height="false" fo:break-before="auto"/>
    </style:style>
    <style:style style:family="text" style:name="T74">
      <style:text-properties fo:color="#000000" fo:font-family="Calibri" fo:font-size="14pt" fo:font-style="normal" style:text-underline-type="none" fo:font-weight="bold"/>
    </style:style>
    <style:style style:family="table-row" style:name="ro102">
      <style:table-row-properties style:row-height="14.45pt" style:use-optimal-row-height="false" fo:break-before="auto"/>
    </style:style>
    <style:style style:family="text" style:name="T75">
      <style:text-properties fo:color="#000000" fo:font-family="Calibri" fo:font-size="11pt" fo:font-style="normal" style:text-underline-type="none" fo:font-weight="normal"/>
    </style:style>
    <style:style style:family="text" style:name="T76">
      <style:text-properties fo:color="#000000" fo:font-family="Calibri" fo:font-size="11pt" fo:font-style="normal" style:text-underline-type="none" fo:font-weight="normal"/>
    </style:style>
    <style:style style:family="text" style:name="T77">
      <style:text-properties fo:color="#000000" fo:font-family="Calibri" fo:font-size="11pt" fo:font-style="normal" style:text-underline-type="none" fo:font-weight="normal"/>
    </style:style>
    <style:style style:family="table-row" style:name="ro103">
      <style:table-row-properties style:row-height="14.45pt" style:use-optimal-row-height="false" fo:break-before="auto"/>
    </style:style>
    <style:style style:family="table-row" style:name="ro104">
      <style:table-row-properties style:row-height="14.45pt" style:use-optimal-row-height="false" fo:break-before="auto"/>
    </style:style>
    <style:style style:family="table-row" style:name="ro105">
      <style:table-row-properties style:row-height="14.45pt" style:use-optimal-row-height="false" fo:break-before="auto"/>
    </style:style>
    <style:style style:family="text" style:name="T78">
      <style:text-properties fo:color="#000000" fo:font-family="Calibri" fo:font-size="14pt" fo:font-style="normal" style:text-underline-type="none" fo:font-weight="bold"/>
    </style:style>
    <style:style style:family="table-row" style:name="ro106">
      <style:table-row-properties style:row-height="14.45pt" style:use-optimal-row-height="false" fo:break-before="auto"/>
    </style:style>
    <style:style style:family="text" style:name="T79">
      <style:text-properties fo:color="#000000" fo:font-family="Calibri" fo:font-size="11pt" fo:font-style="normal" style:text-underline-type="none" fo:font-weight="normal"/>
    </style:style>
    <style:style style:family="table-row" style:name="ro107">
      <style:table-row-properties style:row-height="14.45pt" style:use-optimal-row-height="false" fo:break-before="auto"/>
    </style:style>
    <style:style style:family="table-row" style:name="ro108">
      <style:table-row-properties style:row-height="14.45pt" style:use-optimal-row-height="false" fo:break-before="auto"/>
    </style:style>
    <style:style style:family="table-row" style:name="ro109">
      <style:table-row-properties style:row-height="14.45pt" style:use-optimal-row-height="false" fo:break-before="auto"/>
    </style:style>
    <style:style style:family="text" style:name="T80">
      <style:text-properties fo:color="#000000" fo:font-family="Calibri" fo:font-size="14pt" fo:font-style="normal" style:text-underline-type="none" fo:font-weight="bold"/>
    </style:style>
    <style:style style:family="table-row" style:name="ro110">
      <style:table-row-properties style:row-height="14.45pt" style:use-optimal-row-height="false" fo:break-before="auto"/>
    </style:style>
    <style:style style:family="text" style:name="T81">
      <style:text-properties fo:color="#000000" fo:font-family="Calibri" fo:font-size="11pt" fo:font-style="normal" style:text-underline-type="none" fo:font-weight="normal"/>
    </style:style>
    <style:style style:family="table-row" style:name="ro111">
      <style:table-row-properties style:row-height="14.45pt" style:use-optimal-row-height="false" fo:break-before="auto"/>
    </style:style>
    <style:style style:family="table-row" style:name="ro112">
      <style:table-row-properties style:row-height="14.45pt" style:use-optimal-row-height="false" fo:break-before="auto"/>
    </style:style>
    <style:style style:family="table-row" style:name="ro113">
      <style:table-row-properties style:row-height="14.45pt" style:use-optimal-row-height="false" fo:break-before="auto"/>
    </style:style>
    <style:style style:family="text" style:name="T82">
      <style:text-properties fo:color="#000000" fo:font-family="Calibri" fo:font-size="14pt" fo:font-style="normal" style:text-underline-type="none" fo:font-weight="bold"/>
    </style:style>
    <style:style style:family="table-row" style:name="ro114">
      <style:table-row-properties style:row-height="14.45pt" style:use-optimal-row-height="false" fo:break-before="auto"/>
    </style:style>
    <style:style style:family="text" style:name="T83">
      <style:text-properties fo:color="#000000" fo:font-family="Calibri" fo:font-size="11pt" fo:font-style="normal" style:text-underline-type="none" fo:font-weight="normal"/>
    </style:style>
    <style:style style:family="table-row" style:name="ro115">
      <style:table-row-properties style:row-height="14.45pt" style:use-optimal-row-height="false" fo:break-before="auto"/>
    </style:style>
    <style:style style:family="table-row" style:name="ro116">
      <style:table-row-properties style:row-height="14.45pt" style:use-optimal-row-height="false" fo:break-before="auto"/>
    </style:style>
    <style:style style:family="table-row" style:name="ro117">
      <style:table-row-properties style:row-height="14.45pt" style:use-optimal-row-height="false" fo:break-before="auto"/>
    </style:style>
    <style:style style:family="text" style:name="T84">
      <style:text-properties fo:color="#000000" fo:font-family="Calibri" fo:font-size="14pt" fo:font-style="normal" style:text-underline-type="none" fo:font-weight="bold"/>
    </style:style>
    <style:style style:family="table-row" style:name="ro118">
      <style:table-row-properties style:row-height="14.45pt" style:use-optimal-row-height="false" fo:break-before="auto"/>
    </style:style>
    <style:style style:family="text" style:name="T85">
      <style:text-properties fo:color="#000000" fo:font-family="Calibri" fo:font-size="11pt" fo:font-style="normal" style:text-underline-type="none" fo:font-weight="normal"/>
    </style:style>
    <style:style style:family="table-row" style:name="ro119">
      <style:table-row-properties style:row-height="14.45pt" style:use-optimal-row-height="false" fo:break-before="auto"/>
    </style:style>
    <style:style style:family="text" style:name="T86">
      <style:text-properties fo:color="#000000" fo:font-family="Calibri" fo:font-size="11pt" fo:font-style="normal" style:text-underline-type="none" fo:font-weight="normal"/>
    </style:style>
    <style:style style:family="table-row" style:name="ro120">
      <style:table-row-properties style:row-height="14.45pt" style:use-optimal-row-height="false" fo:break-before="auto"/>
    </style:style>
    <style:style style:family="table-row" style:name="ro121">
      <style:table-row-properties style:row-height="14.45pt" style:use-optimal-row-height="false" fo:break-before="auto"/>
    </style:style>
    <style:style style:family="text" style:name="T87">
      <style:text-properties fo:color="#000000" fo:font-family="Calibri" fo:font-size="14pt" fo:font-style="normal" style:text-underline-type="none" fo:font-weight="bold"/>
    </style:style>
    <style:style style:family="table-row" style:name="ro122">
      <style:table-row-properties style:row-height="14.45pt" style:use-optimal-row-height="false" fo:break-before="auto"/>
    </style:style>
    <style:style style:family="text" style:name="T88">
      <style:text-properties fo:color="#000000" fo:font-family="Calibri" fo:font-size="11pt" fo:font-style="normal" style:text-underline-type="none" fo:font-weight="normal"/>
    </style:style>
    <style:style style:family="table-row" style:name="ro123">
      <style:table-row-properties style:row-height="14.45pt" style:use-optimal-row-height="false" fo:break-before="auto"/>
    </style:style>
    <style:style style:family="table-row" style:name="ro124">
      <style:table-row-properties style:row-height="14.45pt" style:use-optimal-row-height="false" fo:break-before="auto"/>
    </style:style>
    <style:style style:family="table-row" style:name="ro125">
      <style:table-row-properties style:row-height="14.45pt" style:use-optimal-row-height="false" fo:break-before="auto"/>
    </style:style>
    <style:style style:family="text" style:name="T89">
      <style:text-properties fo:color="#000000" fo:font-family="Calibri" fo:font-size="14pt" fo:font-style="normal" style:text-underline-type="none" fo:font-weight="bold"/>
    </style:style>
    <style:style style:family="table-row" style:name="ro126">
      <style:table-row-properties style:row-height="14.45pt" style:use-optimal-row-height="false" fo:break-before="auto"/>
    </style:style>
    <style:style style:family="text" style:name="T90">
      <style:text-properties fo:color="#000000" fo:font-family="Calibri" fo:font-size="11pt" fo:font-style="normal" style:text-underline-type="none" fo:font-weight="normal"/>
    </style:style>
    <style:style style:family="table-row" style:name="ro127">
      <style:table-row-properties style:row-height="14.45pt" style:use-optimal-row-height="false" fo:break-before="auto"/>
    </style:style>
    <style:style style:family="table-row" style:name="ro128">
      <style:table-row-properties style:row-height="14.45pt" style:use-optimal-row-height="false" fo:break-before="auto"/>
    </style:style>
    <style:style style:family="table-row" style:name="ro129">
      <style:table-row-properties style:row-height="14.45pt" style:use-optimal-row-height="false" fo:break-before="auto"/>
    </style:style>
    <style:style style:family="text" style:name="T91">
      <style:text-properties fo:color="#000000" fo:font-family="Calibri" fo:font-size="14pt" fo:font-style="normal" style:text-underline-type="none" fo:font-weight="bold"/>
    </style:style>
    <style:style style:family="table-row" style:name="ro130">
      <style:table-row-properties style:row-height="14.45pt" style:use-optimal-row-height="false" fo:break-before="auto"/>
    </style:style>
    <style:style style:family="text" style:name="T92">
      <style:text-properties fo:color="#000000" fo:font-family="Calibri" fo:font-size="11pt" fo:font-style="normal" style:text-underline-type="none" fo:font-weight="normal"/>
    </style:style>
    <style:style style:family="table-row" style:name="ro131">
      <style:table-row-properties style:row-height="14.45pt" style:use-optimal-row-height="false" fo:break-before="auto"/>
    </style:style>
    <style:style style:family="text" style:name="T93">
      <style:text-properties fo:color="#000000" fo:font-family="Calibri" fo:font-size="11pt" fo:font-style="normal" style:text-underline-type="none" fo:font-weight="normal"/>
    </style:style>
    <style:style style:family="table-row" style:name="ro132">
      <style:table-row-properties style:row-height="14.45pt" style:use-optimal-row-height="false" fo:break-before="auto"/>
    </style:style>
    <style:style style:family="table-row" style:name="ro133">
      <style:table-row-properties style:row-height="15pt" style:use-optimal-row-height="false" fo:break-before="auto"/>
    </style:style>
    <style:style style:family="text" style:name="T94">
      <style:text-properties fo:color="#000000" fo:font-family="Calibri" fo:font-size="11pt" fo:font-style="normal" style:text-underline-type="none" fo:font-weight="normal"/>
    </style:style>
    <style:style style:family="table-row" style:name="ro134">
      <style:table-row-properties style:row-height="15pt" style:use-optimal-row-height="false" fo:break-before="auto"/>
    </style:style>
    <style:style style:family="text" style:name="T95">
      <style:text-properties fo:color="#000000" fo:font-family="Calibri" fo:font-size="11pt" fo:font-style="normal" style:text-underline-type="none" fo:font-weight="normal"/>
    </style:style>
    <style:style style:family="table-row" style:name="ro135">
      <style:table-row-properties style:row-height="15pt" style:use-optimal-row-height="false" fo:break-before="auto"/>
    </style:style>
    <style:style style:family="text" style:name="T96">
      <style:text-properties fo:color="#000000" fo:font-family="Calibri" fo:font-size="11pt" fo:font-style="normal" style:text-underline-type="none" fo:font-weight="normal"/>
    </style:style>
    <style:style style:family="table-row" style:name="ro136">
      <style:table-row-properties style:row-height="14.25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15">
      <style:table-column-properties style:column-width="1.746cm" loext:column-width-sym="8.664" fo:break-before="auto"/>
    </style:style>
    <style:style style:family="table-row" style:name="ro137">
      <style:table-row-properties style:row-height="0.5292cm" fo:break-before="auto"/>
    </style:style>
    <style:style style:family="table-column" style:name="co16">
      <style:table-column-properties style:column-width="2.567cm" style:use-optimal-column-width="false" loext:column-width-sym="13.132" fo:break-before="auto"/>
    </style:style>
    <style:style style:family="table-row" style:name="ro138">
      <style:table-row-properties style:row-height="14.45pt" style:use-optimal-row-height="false" fo:break-before="auto"/>
    </style:style>
    <style:style style:family="table-row" style:name="ro139">
      <style:table-row-properties style:row-height="15pt" style:use-optimal-row-height="false" fo:break-before="auto"/>
    </style:style>
    <style:style style:family="graphic" style:name="gr1">
      <style:graphic-properties fo:background-color="transparent"/>
    </style:style>
    <style:style style:master-page-name="MasterPage4" style:family="table" style:name="ta4">
      <style:table-properties table:display="false"/>
    </style:style>
    <style:style style:family="table-column" style:name="co17">
      <style:table-column-properties style:column-width="1.746cm" loext:column-width-sym="8.664" fo:break-before="auto"/>
    </style:style>
    <style:style style:family="table-row" style:name="ro140">
      <style:table-row-properties style:row-height="0.5292cm" fo:break-before="auto"/>
    </style:style>
    <style:style style:family="table-column" style:name="co18">
      <style:table-column-properties style:column-width="2.567cm" style:use-optimal-column-width="false" loext:column-width-sym="13.132" fo:break-before="auto"/>
    </style:style>
    <style:style style:family="table-row" style:name="ro141">
      <style:table-row-properties style:row-height="14.45pt" style:use-optimal-row-height="false" fo:break-before="auto"/>
    </style:style>
    <style:style style:family="table-row" style:name="ro142">
      <style:table-row-properties style:row-height="14.45pt" style:use-optimal-row-height="false" fo:break-before="auto"/>
    </style:style>
    <style:style style:family="table-row" style:name="ro143">
      <style:table-row-properties style:row-height="15pt" style:use-optimal-row-height="false" fo:break-before="auto"/>
    </style:style>
    <style:style style:family="graphic" style:name="gr2">
      <style:graphic-properties fo:background-color="transparent"/>
    </style:style>
  </office:automatic-styles>
  <office:body>
    <office:spreadsheet>
      <table:content-validations>
        <table:content-validation table:name="DataValidation_1" table:condition="of:cell-content-is-in-list([.$C$11:.$C$14])" table:allow-empty-cell="false" table:base-cell-address="Paramètres.C11">
          <table:error-message table:message-type="stop" table:display="true"/>
          <table:help-message table:display="true"/>
        </table:content-validation>
        <table:content-validation table:name="DataValidation_2" table:condition="of:cell-content-is-in-list([$Paramètres.$C$5:$Paramètres.$C$8])" table:allow-empty-cell="false" table:base-cell-address="Suivi.C79">
          <table:error-message table:message-type="stop" table:display="true"/>
          <table:help-message table:display="true"/>
        </table:content-validation>
        <table:content-validation table:name="DataValidation_3" table:condition="of:cell-content-is-in-list([$Paramètres.$C$11:$Paramètres.$C$14])" table:allow-empty-cell="false" table:base-cell-address="Suivi.D79">
          <table:error-message table:message-type="stop" table:display="true"/>
          <table:help-message table:display="true"/>
        </table:content-validation>
        <table:content-validation table:name="DataValidation_4" table:condition="of:cell-content-is-in-list([$Paramètres.$C$5:$Paramètres.$C$8])" table:allow-empty-cell="false" table:base-cell-address="Suivi.C7">
          <table:error-message table:message-type="stop" table:display="true"/>
          <table:help-message table:display="true"/>
        </table:content-validation>
        <table:content-validation table:name="DataValidation_5" table:condition="of:cell-content-is-in-list([$Paramètres.$C$5:$Paramètres.$C$8])" table:allow-empty-cell="false" table:base-cell-address="Suivi.C75">
          <table:error-message table:message-type="stop" table:display="true"/>
          <table:help-message table:display="true"/>
        </table:content-validation>
        <table:content-validation table:name="DataValidation_6" table:condition="of:cell-content-is-in-list([$Paramètres.$C$11:$Paramètres.$C$14])" table:allow-empty-cell="false" table:base-cell-address="Suivi.D75">
          <table:error-message table:message-type="stop" table:display="true"/>
          <table:help-message table:display="true"/>
        </table:content-validation>
        <table:content-validation table:name="DataValidation_7" table:condition="of:cell-content-is-in-list([$Paramètres.$C$5:$Paramètres.$C$8])" table:allow-empty-cell="false" table:base-cell-address="Suivi.C80">
          <table:error-message table:message-type="stop" table:display="true"/>
          <table:help-message table:display="true"/>
        </table:content-validation>
        <table:content-validation table:name="DataValidation_8" table:condition="of:cell-content-is-in-list([$Paramètres.$C$11:$Paramètres.$C$14])" table:allow-empty-cell="false" table:base-cell-address="Suivi.D80">
          <table:error-message table:message-type="stop" table:display="true"/>
          <table:help-message table:display="true"/>
        </table:content-validation>
        <table:content-validation table:name="DataValidation_9" table:condition="of:cell-content-is-in-list([$Paramètres.$C$5:$Paramètres.$C$8])" table:allow-empty-cell="false" table:base-cell-address="Suivi.C84">
          <table:error-message table:message-type="stop" table:display="true"/>
          <table:help-message table:display="true"/>
        </table:content-validation>
        <table:content-validation table:name="DataValidation_10" table:condition="of:cell-content-is-in-list([$Paramètres.$C$11:$Paramètres.$C$14])" table:allow-empty-cell="false" table:base-cell-address="Suivi.D84">
          <table:error-message table:message-type="stop" table:display="true"/>
          <table:help-message table:display="true"/>
        </table:content-validation>
        <table:content-validation table:name="DataValidation_11" table:condition="of:cell-content-is-in-list([$Paramètres.$C$5:$Paramètres.$C$8])" table:allow-empty-cell="false" table:base-cell-address="Suivi.C88">
          <table:error-message table:message-type="stop" table:display="true"/>
          <table:help-message table:display="true"/>
        </table:content-validation>
        <table:content-validation table:name="DataValidation_12" table:condition="of:cell-content-is-in-list([$Paramètres.$C$5:$Paramètres.$C$8])" table:allow-empty-cell="false" table:base-cell-address="Suivi.C55">
          <table:error-message table:message-type="stop" table:display="true"/>
          <table:help-message table:display="true"/>
        </table:content-validation>
        <table:content-validation table:name="DataValidation_13" table:condition="of:cell-content-is-in-list([$Paramètres.$C$11:$Paramètres.$C$14])" table:allow-empty-cell="false" table:base-cell-address="Suivi.D88">
          <table:error-message table:message-type="stop" table:display="true"/>
          <table:help-message table:display="true"/>
        </table:content-validation>
        <table:content-validation table:name="DataValidation_14" table:condition="of:cell-content-is-in-list([$Paramètres.$C$5:$Paramètres.$C$8])" table:allow-empty-cell="false" table:base-cell-address="Suivi.C92">
          <table:error-message table:message-type="stop" table:display="true"/>
          <table:help-message table:display="true"/>
        </table:content-validation>
        <table:content-validation table:name="DataValidation_15" table:condition="of:cell-content-is-in-list([$Paramètres.$C$11:$Paramètres.$C$14])" table:allow-empty-cell="false" table:base-cell-address="Suivi.D92">
          <table:error-message table:message-type="stop" table:display="true"/>
          <table:help-message table:display="true"/>
        </table:content-validation>
        <table:content-validation table:name="DataValidation_16" table:condition="of:cell-content-is-in-list([$Paramètres.$C$11:$Paramètres.$C$14])" table:allow-empty-cell="false" table:base-cell-address="Suivi.D7">
          <table:error-message table:message-type="stop" table:display="true"/>
          <table:help-message table:display="true"/>
        </table:content-validation>
        <table:content-validation table:name="DataValidation_17" table:condition="of:cell-content-is-in-list([$Paramètres.$C$5:$Paramètres.$C$8])" table:allow-empty-cell="false" table:base-cell-address="Suivi.C96">
          <table:error-message table:message-type="stop" table:display="true"/>
          <table:help-message table:display="true"/>
        </table:content-validation>
        <table:content-validation table:name="DataValidation_18" table:condition="of:cell-content-is-in-list([$Paramètres.$C$11:$Paramètres.$C$14])" table:allow-empty-cell="false" table:base-cell-address="Suivi.D96">
          <table:error-message table:message-type="stop" table:display="true"/>
          <table:help-message table:display="true"/>
        </table:content-validation>
        <table:content-validation table:name="DataValidation_19" table:condition="of:cell-content-is-in-list([$Paramètres.$C$5:$Paramètres.$C$8])" table:allow-empty-cell="false" table:base-cell-address="Suivi.C100">
          <table:error-message table:message-type="stop" table:display="true"/>
          <table:help-message table:display="true"/>
        </table:content-validation>
        <table:content-validation table:name="DataValidation_20" table:condition="of:cell-content-is-in-list([$Paramètres.$C$11:$Paramètres.$C$14])" table:allow-empty-cell="false" table:base-cell-address="Suivi.D100">
          <table:error-message table:message-type="stop" table:display="true"/>
          <table:help-message table:display="true"/>
        </table:content-validation>
        <table:content-validation table:name="DataValidation_21" table:condition="of:cell-content-is-in-list([$Paramètres.$C$5:$Paramètres.$C$8])" table:allow-empty-cell="false" table:base-cell-address="Suivi.C104">
          <table:error-message table:message-type="stop" table:display="true"/>
          <table:help-message table:display="true"/>
        </table:content-validation>
        <table:content-validation table:name="DataValidation_22" table:condition="of:cell-content-is-in-list([$Paramètres.$C$11:$Paramètres.$C$14])" table:allow-empty-cell="false" table:base-cell-address="Suivi.D104">
          <table:error-message table:message-type="stop" table:display="true"/>
          <table:help-message table:display="true"/>
        </table:content-validation>
        <table:content-validation table:name="DataValidation_23" table:condition="of:cell-content-is-in-list([$Paramètres.$C$11:$Paramètres.$C$14])" table:allow-empty-cell="false" table:base-cell-address="Suivi.D55">
          <table:error-message table:message-type="stop" table:display="true"/>
          <table:help-message table:display="true"/>
        </table:content-validation>
        <table:content-validation table:name="DataValidation_24" table:condition="of:cell-content-is-in-list([$Paramètres.$C$5:$Paramètres.$C$8])" table:allow-empty-cell="false" table:base-cell-address="Suivi.C108">
          <table:error-message table:message-type="stop" table:display="true"/>
          <table:help-message table:display="true"/>
        </table:content-validation>
        <table:content-validation table:name="DataValidation_25" table:condition="of:cell-content-is-in-list([$Paramètres.$C$11:$Paramètres.$C$14])" table:allow-empty-cell="false" table:base-cell-address="Suivi.D108">
          <table:error-message table:message-type="stop" table:display="true"/>
          <table:help-message table:display="true"/>
        </table:content-validation>
        <table:content-validation table:name="DataValidation_26" table:condition="of:cell-content-is-in-list([$Paramètres.$C$5:$Paramètres.$C$8])" table:allow-empty-cell="false" table:base-cell-address="Suivi.C112">
          <table:error-message table:message-type="stop" table:display="true"/>
          <table:help-message table:display="true"/>
        </table:content-validation>
        <table:content-validation table:name="DataValidation_27" table:condition="of:cell-content-is-in-list([$Paramètres.$C$11:$Paramètres.$C$14])" table:allow-empty-cell="false" table:base-cell-address="Suivi.D112">
          <table:error-message table:message-type="stop" table:display="true"/>
          <table:help-message table:display="true"/>
        </table:content-validation>
        <table:content-validation table:name="DataValidation_28" table:condition="of:cell-content-is-in-list([$Paramètres.$C$5:$Paramètres.$C$8])" table:allow-empty-cell="false" table:base-cell-address="Suivi.C40">
          <table:error-message table:message-type="stop" table:display="true"/>
          <table:help-message table:display="true"/>
        </table:content-validation>
        <table:content-validation table:name="DataValidation_29" table:condition="of:cell-content-is-in-list([$Paramètres.$C$11:$Paramètres.$C$14])" table:allow-empty-cell="false" table:base-cell-address="Suivi.D40">
          <table:error-message table:message-type="stop" table:display="true"/>
          <table:help-message table:display="true"/>
        </table:content-validation>
        <table:content-validation table:name="DataValidation_30" table:condition="of:cell-content-is-in-list([$Paramètres.$C$5:$Paramètres.$C$8])" table:allow-empty-cell="false" table:base-cell-address="Suivi.C45">
          <table:error-message table:message-type="stop" table:display="true"/>
          <table:help-message table:display="true"/>
        </table:content-validation>
        <table:content-validation table:name="DataValidation_31" table:condition="of:cell-content-is-in-list([$Paramètres.$C$11:$Paramètres.$C$14])" table:allow-empty-cell="false" table:base-cell-address="Suivi.D45">
          <table:error-message table:message-type="stop" table:display="true"/>
          <table:help-message table:display="true"/>
        </table:content-validation>
        <table:content-validation table:name="DataValidation_32" table:condition="of:cell-content-is-in-list([$Paramètres.$C$5:$Paramètres.$C$8])" table:allow-empty-cell="false" table:base-cell-address="Suivi.C50">
          <table:error-message table:message-type="stop" table:display="true"/>
          <table:help-message table:display="true"/>
        </table:content-validation>
        <table:content-validation table:name="DataValidation_33" table:condition="of:cell-content-is-in-list([$Paramètres.$C$11:$Paramètres.$C$14])" table:allow-empty-cell="false" table:base-cell-address="Suivi.D50">
          <table:error-message table:message-type="stop" table:display="true"/>
          <table:help-message table:display="true"/>
        </table:content-validation>
        <table:content-validation table:name="DataValidation_34" table:condition="of:cell-content-is-in-list([$Paramètres.$C$5:$Paramètres.$C$8])" table:allow-empty-cell="false" table:base-cell-address="Suivi.C60">
          <table:error-message table:message-type="stop" table:display="true"/>
          <table:help-message table:display="true"/>
        </table:content-validation>
        <table:content-validation table:name="DataValidation_35" table:condition="of:cell-content-is-in-list([$Paramètres.$C$11:$Paramètres.$C$14])" table:allow-empty-cell="false" table:base-cell-address="Suivi.D60">
          <table:error-message table:message-type="stop" table:display="true"/>
          <table:help-message table:display="true"/>
        </table:content-validation>
        <table:content-validation table:name="DataValidation_36" table:condition="of:cell-content-is-in-list([$Paramètres.$C$5:$Paramètres.$C$8])" table:allow-empty-cell="false" table:base-cell-address="Suivi.C65">
          <table:error-message table:message-type="stop" table:display="true"/>
          <table:help-message table:display="true"/>
        </table:content-validation>
        <table:content-validation table:name="DataValidation_37" table:condition="of:cell-content-is-in-list([$Paramètres.$C$11:$Paramètres.$C$14])" table:allow-empty-cell="false" table:base-cell-address="Suivi.D65">
          <table:error-message table:message-type="stop" table:display="true"/>
          <table:help-message table:display="true"/>
        </table:content-validation>
        <table:content-validation table:name="DataValidation_38" table:condition="of:cell-content-is-in-list([$Paramètres.$C$5:$Paramètres.$C$8])" table:allow-empty-cell="false" table:base-cell-address="Suivi.C70">
          <table:error-message table:message-type="stop" table:display="true"/>
          <table:help-message table:display="true"/>
        </table:content-validation>
        <table:content-validation table:name="DataValidation_39" table:condition="of:cell-content-is-in-list([$Paramètres.$C$11:$Paramètres.$C$14])" table:allow-empty-cell="false" table:base-cell-address="Suivi.D70">
          <table:error-message table:message-type="stop" table:display="true"/>
          <table:help-message table:display="true"/>
        </table:content-validation>
      </table:content-validations>
      <table:table table:name="Paramètr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number-columns-repeated="2" table:style-name="co5" table:default-cell-style-name="Default"/>
        <table:table-column table:style-name="co6" table:default-cell-style-name="Default"/>
        <table:table-column table:number-columns-repeated="16378" table:style-name="co7" table:default-cell-style-name="Default"/>
        <table:table-column table:style-name="co1" table:default-cell-style-name="Default"/>
        <table:table-row table:style-name="ro2">
          <table:table-cell table:style-name="ce4"/>
          <table:table-cell table:style-name="ce5" office:value-type="string" table:number-columns-spanned="4" table:number-rows-spanned="1">
            <text:p><text:span text:style-name="T1">Paramètres à renseigner avant d'exploiter l'onglet de suivi</text:span></text:p>
          </table:table-cell>
          <table:table-cell table:number-columns-repeated="1024"/>
        </table:table-row>
        <table:table-row table:style-name="ro3">
          <table:table-cell table:style-name="ce4"/>
          <table:table-cell table:style-name="ce4"/>
          <table:table-cell table:style-name="ce6" office:value-type="string">
            <text:p><text:span text:style-name="T2">Heures travaillées / jour</text:span></text:p>
          </table:table-cell>
          <table:table-cell table:style-name="ce7" office:value-type="float" office:value="7">
            <text:p>7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4">
          <table:table-cell table:style-name="ce4"/>
          <table:table-cell table:style-name="ce4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5">
          <table:table-cell table:style-name="ce4"/>
          <table:table-cell table:style-name="ce4"/>
          <table:table-cell table:style-name="ce9" office:value-type="string">
            <text:p><text:span text:style-name="T3">Membres de l'équipe</text:span></text:p>
          </table:table-cell>
          <table:table-cell table:style-name="ce10" office:value-type="float" office:value="1">
            <text:p>1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6">
          <table:table-cell table:style-name="ce4"/>
          <table:table-cell table:style-name="ce4"/>
          <table:table-cell table:style-name="ce12" office:value-type="string">
            <text:p><text:span text:style-name="T4">Denis</text:span></text:p>
          </table:table-cell>
          <table:table-cell table:style-name="ce13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7">
          <table:table-cell table:style-name="ce4"/>
          <table:table-cell table:style-name="ce4"/>
          <table:table-cell table:style-name="ce12"/>
          <table:table-cell table:style-name="ce13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8">
          <table:table-cell table:style-name="ce4"/>
          <table:table-cell table:style-name="ce4"/>
          <table:table-cell table:style-name="ce12"/>
          <table:table-cell table:style-name="ce13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9">
          <table:table-cell table:style-name="ce11"/>
          <table:table-cell table:style-name="ce4"/>
          <table:table-cell table:style-name="ce14"/>
          <table:table-cell table:style-name="ce15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0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1">
          <table:table-cell table:style-name="ce4"/>
          <table:table-cell table:style-name="ce4"/>
          <table:table-cell table:style-name="ce9" office:value-type="string">
            <text:p><text:span text:style-name="T5">Statuts des tâches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2">
          <table:table-cell table:style-name="ce4"/>
          <table:table-cell table:style-name="ce4"/>
          <table:table-cell table:style-name="ce16" table:content-validation-name="DataValidation_1" office:value-type="string">
            <text:p><text:span text:style-name="T6">A faire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3">
          <table:table-cell table:style-name="ce4"/>
          <table:table-cell table:style-name="ce4"/>
          <table:table-cell table:style-name="ce16" table:content-validation-name="DataValidation_1" office:value-type="string">
            <text:p><text:span text:style-name="T7">En cours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4">
          <table:table-cell table:style-name="ce4"/>
          <table:table-cell table:style-name="ce4"/>
          <table:table-cell table:style-name="ce16" table:content-validation-name="DataValidation_1" office:value-type="string">
            <text:p><text:span text:style-name="T8">A Tester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5">
          <table:table-cell table:style-name="ce4"/>
          <table:table-cell table:style-name="ce4"/>
          <table:table-cell table:style-name="ce17" table:content-validation-name="DataValidation_1" office:value-type="string">
            <text:p><text:span text:style-name="T9">Terminé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6">
          <table:table-cell table:number-columns-repeated="1024"/>
        </table:table-row>
        <table:table-row table:number-rows-repeated="49" table:style-name="ro1">
          <table:table-cell table:number-columns-repeated="1024"/>
        </table:table-row>
      </table:table>
      <table:table table:name="Suivi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number-columns-repeated="16379" table:style-name="co14" table:default-cell-style-name="Default"/>
        <table:table-column table:style-name="co8" table:default-cell-style-name="Default"/>
        <table:table-row table:style-name="ro18">
          <table:table-cell table:style-name="ce4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9">
          <table:table-cell table:style-name="ce4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0">
          <table:table-cell table:style-name="ce19" office:value-type="string" table:number-columns-spanned="11" table:number-rows-spanned="1">
            <text:p><text:span text:style-name="T10">Liste des tâches / Evaluation du reste à faire</text:span></text:p>
          </table:table-cell>
          <table:table-cell table:number-columns-repeated="1024"/>
        </table:table-row>
        <table:table-row table:style-name="ro21">
          <table:table-cell table:style-name="ce4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2">
          <table:table-cell table:style-name="ce4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3">
          <table:table-cell table:style-name="ce20" office:value-type="string">
            <text:p><text:span text:style-name="T11">Itérations</text:span></text:p>
          </table:table-cell>
          <table:table-cell table:style-name="ce20" office:value-type="string">
            <text:p><text:span text:style-name="T12">Exigences fonctionnelles</text:span></text:p>
          </table:table-cell>
          <table:table-cell table:style-name="ce20" office:value-type="string">
            <text:p><text:span text:style-name="T13">Responsable de la tâche</text:span></text:p>
          </table:table-cell>
          <table:table-cell table:style-name="ce20" office:value-type="string">
            <text:p><text:span text:style-name="T14">Statut</text:span></text:p>
          </table:table-cell>
          <table:table-cell table:style-name="ce21" office:value-type="string">
            <text:p><text:span text:style-name="T15">Estimation Originale</text:span><text:span text:style-name="T16">du reste à faire (heures)</text:span></text:p>
          </table:table-cell>
          <table:table-cell table:style-name="ce21" office:value-type="string">
            <text:p><text:span text:style-name="T17">Jour 1</text:span><text:span text:style-name="T18">reste à faire</text:span></text:p>
          </table:table-cell>
          <table:table-cell table:style-name="ce21" office:value-type="string">
            <text:p><text:span text:style-name="T19">Jour 2</text:span><text:span text:style-name="T20">reste à faire</text:span></text:p>
          </table:table-cell>
          <table:table-cell table:style-name="ce21" office:value-type="string">
            <text:p><text:span text:style-name="T21">Jour 3</text:span><text:span text:style-name="T22">reste à faire</text:span></text:p>
          </table:table-cell>
          <table:table-cell table:style-name="ce21" office:value-type="string">
            <text:p><text:span text:style-name="T23">Jour 4</text:span><text:span text:style-name="T24">reste à faire</text:span></text:p>
          </table:table-cell>
          <table:table-cell table:style-name="ce21" office:value-type="string">
            <text:p><text:span text:style-name="T25">Jour 5</text:span><text:span text:style-name="T26">reste à faire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4">
          <table:table-cell table:style-name="ce22"/>
          <table:table-cell table:style-name="ce22" office:value-type="string">
            <text:p><text:span text:style-name="T27">Préparation</text:span></text:p>
          </table:table-cell>
          <table:table-cell table:style-name="ce23" table:content-validation-name="DataValidation_4"/>
          <table:table-cell table:style-name="ce23" table:content-validation-name="DataValidation_16"/>
          <table:table-cell table:style-name="ce24" table:formula="of:=SUM([.E8:.E13])" office:value-type="float" office:value="3.25">
            <text:p>3.25</text:p>
          </table:table-cell>
          <table:table-cell table:style-name="ce24" table:formula="of:=SUM([.F8:.F13])" office:value-type="float" office:value="0">
            <text:p>0</text:p>
          </table:table-cell>
          <table:table-cell table:style-name="ce24" table:formula="of:=SUM([.G8:.G13])" office:value-type="float" office:value="0">
            <text:p>0</text:p>
          </table:table-cell>
          <table:table-cell table:style-name="ce24" table:formula="of:=SUM([.H8:.H13])" office:value-type="float" office:value="0">
            <text:p>0</text:p>
          </table:table-cell>
          <table:table-cell table:style-name="ce24" table:formula="of:=SUM([.I8:.I13])" office:value-type="float" office:value="0">
            <text:p>0</text:p>
          </table:table-cell>
          <table:table-cell table:style-name="ce24" table:formula="of:=SUM([.J8:.J13])" office:value-type="float" office:value="0">
            <text:p>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5">
          <table:table-cell table:style-name="ce25" office:value-type="float" office:value="0" table:number-columns-spanned="1" table:number-rows-spanned="7">
            <text:p>0</text:p>
          </table:table-cell>
          <table:table-cell table:style-name="ce26" office:value-type="string">
            <text:p><text:span text:style-name="T28">Mise en place de gitlab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6">
          <table:table-cell table:style-name="ce4"/>
          <table:table-cell table:style-name="ce26" office:value-type="string">
            <text:p><text:span text:style-name="T29">Création du gitignore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7">
          <table:table-cell table:style-name="ce4"/>
          <table:table-cell table:style-name="ce28" office:value-type="string">
            <text:p><text:span text:style-name="T30">Installer l'IDE Visual Studio Code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8">
          <table:table-cell table:style-name="ce4"/>
          <table:table-cell table:style-name="ce26" office:value-type="string">
            <text:p><text:span text:style-name="T31">Lier le projet à gitlab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0.25">
            <text:p>0.25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9">
          <table:table-cell table:style-name="ce4"/>
          <table:table-cell table:style-name="ce29" office:value-type="string">
            <text:p><text:span text:style-name="T32">Lire la documentation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0">
          <table:table-cell table:style-name="ce4"/>
          <table:table-cell table:style-name="ce29" office:value-type="string">
            <text:p><text:span text:style-name="T33">Chiffrer le projet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1">
          <table:table-cell table:style-name="ce4"/>
          <table:table-cell table:style-name="ce29"/>
          <table:table-cell table:style-name="ce27" table:content-validation-name="DataValidation_4"/>
          <table:table-cell table:style-name="ce27" table:content-validation-name="DataValidation_1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2">
          <table:table-cell table:style-name="ce30" office:value-type="float" office:value="1" table:number-columns-spanned="1" table:number-rows-spanned="15">
            <text:p>1</text:p>
          </table:table-cell>
          <table:table-cell table:style-name="ce22" office:value-type="string">
            <text:p><text:span text:style-name="T34">10 - Accueil</text:span></text:p>
          </table:table-cell>
          <table:table-cell table:style-name="ce23"/>
          <table:table-cell table:style-name="ce23"/>
          <table:table-cell table:style-name="ce24" table:formula="of:=SUM([.E16:.E19])" office:value-type="float" office:value="6">
            <text:p>6</text:p>
          </table:table-cell>
          <table:table-cell table:style-name="ce24" table:formula="of:=SUM([.F16:.F19])" office:value-type="float" office:value="0">
            <text:p>0</text:p>
          </table:table-cell>
          <table:table-cell table:style-name="ce24" table:formula="of:=SUM([.G16:.G19])" office:value-type="float" office:value="0">
            <text:p>0</text:p>
          </table:table-cell>
          <table:table-cell table:style-name="ce24" table:formula="of:=SUM([.H16:.H19])" office:value-type="float" office:value="0">
            <text:p>0</text:p>
          </table:table-cell>
          <table:table-cell table:style-name="ce24" table:formula="of:=SUM([.I16:.I19])" office:value-type="float" office:value="0">
            <text:p>0</text:p>
          </table:table-cell>
          <table:table-cell table:style-name="ce24" table:formula="of:=SUM([.J16:.J19])" office:value-type="float" office:value="0">
            <text:p>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3">
          <table:table-cell table:style-name="ce31"/>
          <table:table-cell table:style-name="ce26" office:value-type="string">
            <text:p><text:span text:style-name="T35">HTML - Créer la page d'accueil, règles, description</text:span></text:p>
          </table:table-cell>
          <table:table-cell table:style-name="ce27"/>
          <table:table-cell table:style-name="ce32"/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4">
          <table:table-cell table:style-name="ce31"/>
          <table:table-cell table:style-name="ce26" office:value-type="string">
            <text:p><text:span text:style-name="T36">CSS - Créer le style de la page d'accueil</text:span></text:p>
          </table:table-cell>
          <table:table-cell table:style-name="ce27"/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35">
          <table:table-cell table:style-name="ce31"/>
          <table:table-cell table:style-name="ce26" office:value-type="string">
            <text:p><text:span text:style-name="T37">CSS - Créer le style général</text:span></text:p>
          </table:table-cell>
          <table:table-cell table:style-name="ce27"/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36">
          <table:table-cell table:style-name="ce31"/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37">
          <table:table-cell table:style-name="ce31"/>
          <table:table-cell table:style-name="ce22" office:value-type="string">
            <text:p><text:span text:style-name="T38">20 - Accueil/Menu</text:span></text:p>
          </table:table-cell>
          <table:table-cell table:style-name="ce23"/>
          <table:table-cell table:style-name="ce23"/>
          <table:table-cell table:style-name="ce33" table:formula="of:=SUM([.E21:.E24])" office:value-type="float" office:value="2">
            <text:p>2</text:p>
          </table:table-cell>
          <table:table-cell table:style-name="ce33" table:formula="of:=SUM([.F21:.F24])" office:value-type="float" office:value="0">
            <text:p>0</text:p>
          </table:table-cell>
          <table:table-cell table:style-name="ce33" table:formula="of:=SUM([.G21:.G24])" office:value-type="float" office:value="0">
            <text:p>0</text:p>
          </table:table-cell>
          <table:table-cell table:style-name="ce33" table:formula="of:=SUM([.H21:.H24])" office:value-type="float" office:value="0">
            <text:p>0</text:p>
          </table:table-cell>
          <table:table-cell table:style-name="ce33" table:formula="of:=SUM([.I21:.I24])" office:value-type="float" office:value="0">
            <text:p>0</text:p>
          </table:table-cell>
          <table:table-cell table:style-name="ce33" table:formula="of:=SUM([.J21:.J24])" office:value-type="float" office:value="0">
            <text:p>0</text:p>
          </table:table-cell>
          <table:table-cell table:number-columns-repeated="1024"/>
        </table:table-row>
        <table:table-row table:style-name="ro38">
          <table:table-cell table:style-name="ce31"/>
          <table:table-cell table:style-name="ce26" office:value-type="string">
            <text:p><text:span text:style-name="T39">HTML - Créer le menu de navigation</text:span></text:p>
          </table:table-cell>
          <table:table-cell table:style-name="ce27"/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39">
          <table:table-cell table:style-name="ce31"/>
          <table:table-cell table:style-name="ce26" office:value-type="string">
            <text:p><text:span text:style-name="T40">HTML - Créer le squelette des autres pages et les liens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0.5">
            <text:p>0.5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0">
          <table:table-cell table:style-name="ce31"/>
          <table:table-cell table:style-name="ce26" office:value-type="string">
            <text:p><text:span text:style-name="T41">CSS - Créer le style pour le menu de navigation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0.5">
            <text:p>0.5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1">
          <table:table-cell table:style-name="ce31"/>
          <table:table-cell table:style-name="ce26"/>
          <table:table-cell table:style-name="ce27" table:content-validation-name="DataValidation_4"/>
          <table:table-cell table:style-name="ce27" table:content-validation-name="DataValidation_1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2">
          <table:table-cell table:style-name="ce31"/>
          <table:table-cell table:style-name="ce22" office:value-type="string">
            <text:p><text:span text:style-name="T42">30 - S'inscrire</text:span></text:p>
          </table:table-cell>
          <table:table-cell table:style-name="ce23" table:content-validation-name="DataValidation_4"/>
          <table:table-cell table:style-name="ce23" table:content-validation-name="DataValidation_16"/>
          <table:table-cell table:style-name="ce33" table:formula="of:=SUM([.E26:.E29])" office:value-type="float" office:value="2">
            <text:p>2</text:p>
          </table:table-cell>
          <table:table-cell table:style-name="ce33" table:formula="of:=SUM([.F26:.F29])" office:value-type="float" office:value="0">
            <text:p>0</text:p>
          </table:table-cell>
          <table:table-cell table:style-name="ce33" table:formula="of:=SUM([.G26:.G29])" office:value-type="float" office:value="0">
            <text:p>0</text:p>
          </table:table-cell>
          <table:table-cell table:style-name="ce33" table:formula="of:=SUM([.H26:.H29])" office:value-type="float" office:value="0">
            <text:p>0</text:p>
          </table:table-cell>
          <table:table-cell table:style-name="ce33" table:formula="of:=SUM([.I26:.I29])" office:value-type="float" office:value="0">
            <text:p>0</text:p>
          </table:table-cell>
          <table:table-cell table:style-name="ce33" table:formula="of:=SUM([.J26:.J29])" office:value-type="float" office:value="0">
            <text:p>0</text:p>
          </table:table-cell>
          <table:table-cell table:number-columns-repeated="1024"/>
        </table:table-row>
        <table:table-row table:style-name="ro43">
          <table:table-cell table:style-name="ce31"/>
          <table:table-cell table:style-name="ce26" office:value-type="string">
            <text:p><text:span text:style-name="T43">HTML - Mettre en place les formulaire d'inscription et de connexion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4">
          <table:table-cell table:style-name="ce31"/>
          <table:table-cell table:style-name="ce26" office:value-type="string">
            <text:p><text:span text:style-name="T44">CSS - Créer le style pour les formulaires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5">
          <table:table-cell table:style-name="ce31"/>
          <table:table-cell table:style-name="ce26"/>
          <table:table-cell table:style-name="ce27" table:content-validation-name="DataValidation_4"/>
          <table:table-cell table:style-name="ce27" table:content-validation-name="DataValidation_1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6">
          <table:table-cell table:style-name="ce31"/>
          <table:table-cell table:style-name="ce26"/>
          <table:table-cell table:style-name="ce27" table:content-validation-name="DataValidation_4"/>
          <table:table-cell table:style-name="ce27" table:content-validation-name="DataValidation_1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7">
          <table:table-cell table:style-name="ce31" office:value-type="float" office:value="2" table:number-columns-spanned="1" table:number-rows-spanned="54">
            <text:p>2</text:p>
          </table:table-cell>
          <table:table-cell table:style-name="ce22" office:value-type="string">
            <text:p><text:span text:style-name="T45">2010 - S'inscrire/vérifications</text:span></text:p>
          </table:table-cell>
          <table:table-cell table:style-name="ce23" table:content-validation-name="DataValidation_4"/>
          <table:table-cell table:style-name="ce23" table:content-validation-name="DataValidation_16"/>
          <table:table-cell table:style-name="ce33" table:formula="of:=SUM([.E31:.E34])" office:value-type="float" office:value="2">
            <text:p>2</text:p>
          </table:table-cell>
          <table:table-cell table:style-name="ce33" table:formula="of:=SUM([.F31:.F34])" office:value-type="float" office:value="0">
            <text:p>0</text:p>
          </table:table-cell>
          <table:table-cell table:style-name="ce33" table:formula="of:=SUM([.G31:.G34])" office:value-type="float" office:value="0">
            <text:p>0</text:p>
          </table:table-cell>
          <table:table-cell table:style-name="ce33" table:formula="of:=SUM([.H31:.H34])" office:value-type="float" office:value="0">
            <text:p>0</text:p>
          </table:table-cell>
          <table:table-cell table:style-name="ce33" table:formula="of:=SUM([.I31:.I34])" office:value-type="float" office:value="0">
            <text:p>0</text:p>
          </table:table-cell>
          <table:table-cell table:style-name="ce33" table:formula="of:=SUM([.J31:.J34])" office:value-type="float" office:value="0">
            <text:p>0</text:p>
          </table:table-cell>
          <table:table-cell table:number-columns-repeated="1024"/>
        </table:table-row>
        <table:table-row table:style-name="ro48">
          <table:table-cell table:style-name="ce31"/>
          <table:table-cell table:style-name="ce26" office:value-type="string">
            <text:p><text:span text:style-name="T46">JS - Vérifications sur les champs du formulaire d'inscription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9">
          <table:table-cell table:style-name="ce31"/>
          <table:table-cell table:style-name="ce26"/>
          <table:table-cell table:style-name="ce27" table:content-validation-name="DataValidation_4"/>
          <table:table-cell table:style-name="ce27" table:content-validation-name="DataValidation_1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0">
          <table:table-cell table:style-name="ce31"/>
          <table:table-cell table:style-name="ce26"/>
          <table:table-cell table:style-name="ce27" table:content-validation-name="DataValidation_4"/>
          <table:table-cell table:style-name="ce27" table:content-validation-name="DataValidation_1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1">
          <table:table-cell table:style-name="ce31"/>
          <table:table-cell table:style-name="ce26"/>
          <table:table-cell table:style-name="ce27" table:content-validation-name="DataValidation_4"/>
          <table:table-cell table:style-name="ce27" table:content-validation-name="DataValidation_1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2">
          <table:table-cell table:style-name="ce31"/>
          <table:table-cell table:style-name="ce22" office:value-type="string">
            <text:p><text:span text:style-name="T47">2020 - S'inscrire/longueur mot de passe</text:span></text:p>
          </table:table-cell>
          <table:table-cell table:style-name="ce23" table:content-validation-name="DataValidation_4"/>
          <table:table-cell table:style-name="ce23" table:content-validation-name="DataValidation_16"/>
          <table:table-cell table:style-name="ce33" table:formula="of:=SUM([.E36:.E39])" office:value-type="float" office:value="2">
            <text:p>2</text:p>
          </table:table-cell>
          <table:table-cell table:style-name="ce33" table:formula="of:=SUM([.F36:.F39])" office:value-type="float" office:value="2">
            <text:p>2</text:p>
          </table:table-cell>
          <table:table-cell table:style-name="ce33" table:formula="of:=SUM([.G36:.G39])" office:value-type="float" office:value="0">
            <text:p>0</text:p>
          </table:table-cell>
          <table:table-cell table:style-name="ce33" table:formula="of:=SUM([.H36:.H39])" office:value-type="float" office:value="0">
            <text:p>0</text:p>
          </table:table-cell>
          <table:table-cell table:style-name="ce33" table:formula="of:=SUM([.I36:.I39])" office:value-type="float" office:value="0">
            <text:p>0</text:p>
          </table:table-cell>
          <table:table-cell table:style-name="ce33" table:formula="of:=SUM([.J36:.J39])" office:value-type="float" office:value="0">
            <text:p>0</text:p>
          </table:table-cell>
          <table:table-cell table:number-columns-repeated="1024"/>
        </table:table-row>
        <table:table-row table:style-name="ro53">
          <table:table-cell table:style-name="ce31"/>
          <table:table-cell table:style-name="ce26" office:value-type="string">
            <text:p><text:span text:style-name="T48">JS - Vérifier la longueur et la sécurité du mot de passe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24"/>
        </table:table-row>
        <table:table-row table:style-name="ro54">
          <table:table-cell table:style-name="ce31"/>
          <table:table-cell table:style-name="ce26" office:value-type="string">
            <text:p><text:span text:style-name="T49">CSS - Créer un affichage en fonction de la sécurité du mdp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24"/>
        </table:table-row>
        <table:table-row table:style-name="ro55">
          <table:table-cell table:style-name="ce31"/>
          <table:table-cell table:style-name="ce26"/>
          <table:table-cell table:style-name="ce27" table:content-validation-name="DataValidation_4"/>
          <table:table-cell table:style-name="ce27" table:content-validation-name="DataValidation_1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6">
          <table:table-cell table:style-name="ce31"/>
          <table:table-cell table:style-name="ce26"/>
          <table:table-cell table:style-name="ce27" table:content-validation-name="DataValidation_4"/>
          <table:table-cell table:style-name="ce27" table:content-validation-name="DataValidation_1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7">
          <table:table-cell table:style-name="ce31"/>
          <table:table-cell table:style-name="ce22" office:value-type="string">
            <text:p><text:span text:style-name="T50">2030 - Enregistrer dans le localStorage</text:span></text:p>
          </table:table-cell>
          <table:table-cell table:style-name="ce23" table:content-validation-name="DataValidation_28"/>
          <table:table-cell table:style-name="ce23" table:content-validation-name="DataValidation_29"/>
          <table:table-cell table:style-name="ce33" table:formula="of:=SUM([.E41:.E44])" office:value-type="float" office:value="1">
            <text:p>1</text:p>
          </table:table-cell>
          <table:table-cell table:style-name="ce33" table:formula="of:=SUM([.F41:.F44])" office:value-type="float" office:value="1">
            <text:p>1</text:p>
          </table:table-cell>
          <table:table-cell table:style-name="ce33" table:formula="of:=SUM([.G41:.G44])" office:value-type="float" office:value="0">
            <text:p>0</text:p>
          </table:table-cell>
          <table:table-cell table:style-name="ce33" table:formula="of:=SUM([.H41:.H44])" office:value-type="float" office:value="0">
            <text:p>0</text:p>
          </table:table-cell>
          <table:table-cell table:style-name="ce33" table:formula="of:=SUM([.I41:.I44])" office:value-type="float" office:value="0">
            <text:p>0</text:p>
          </table:table-cell>
          <table:table-cell table:style-name="ce33" table:formula="of:=SUM([.J41:.J44])" office:value-type="float" office:value="0">
            <text:p>0</text:p>
          </table:table-cell>
          <table:table-cell table:number-columns-repeated="1024"/>
        </table:table-row>
        <table:table-row table:style-name="ro58">
          <table:table-cell table:style-name="ce31"/>
          <table:table-cell table:style-name="ce26" office:value-type="string">
            <text:p><text:span text:style-name="T51">JS - Enregistrer les users dans le localStorage (tableau d'objet utilisateur)</text:span></text:p>
          </table:table-cell>
          <table:table-cell table:style-name="ce27" table:content-validation-name="DataValidation_28"/>
          <table:table-cell table:style-name="ce27" table:content-validation-name="DataValidation_29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24"/>
        </table:table-row>
        <table:table-row table:style-name="ro59">
          <table:table-cell table:style-name="ce31"/>
          <table:table-cell table:style-name="ce26"/>
          <table:table-cell table:style-name="ce27" table:content-validation-name="DataValidation_28"/>
          <table:table-cell table:style-name="ce27" table:content-validation-name="DataValidation_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0">
          <table:table-cell table:style-name="ce31"/>
          <table:table-cell table:style-name="ce26"/>
          <table:table-cell table:style-name="ce27" table:content-validation-name="DataValidation_28"/>
          <table:table-cell table:style-name="ce27" table:content-validation-name="DataValidation_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1">
          <table:table-cell table:style-name="ce31"/>
          <table:table-cell table:style-name="ce26"/>
          <table:table-cell table:style-name="ce27" table:content-validation-name="DataValidation_28"/>
          <table:table-cell table:style-name="ce27" table:content-validation-name="DataValidation_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2">
          <table:table-cell table:style-name="ce31"/>
          <table:table-cell table:style-name="ce22" office:value-type="string">
            <text:p><text:span text:style-name="T52">2040 - S'inscrire-email unique</text:span></text:p>
          </table:table-cell>
          <table:table-cell table:style-name="ce23" table:content-validation-name="DataValidation_30"/>
          <table:table-cell table:style-name="ce23" table:content-validation-name="DataValidation_31"/>
          <table:table-cell table:style-name="ce33" table:formula="of:=SUM([.E46:.E49])" office:value-type="float" office:value="1">
            <text:p>1</text:p>
          </table:table-cell>
          <table:table-cell table:style-name="ce33" table:formula="of:=SUM([.F46:.F49])" office:value-type="float" office:value="1">
            <text:p>1</text:p>
          </table:table-cell>
          <table:table-cell table:style-name="ce33" table:formula="of:=SUM([.G46:.G49])" office:value-type="float" office:value="0">
            <text:p>0</text:p>
          </table:table-cell>
          <table:table-cell table:style-name="ce33" table:formula="of:=SUM([.H46:.H49])" office:value-type="float" office:value="0">
            <text:p>0</text:p>
          </table:table-cell>
          <table:table-cell table:style-name="ce33" table:formula="of:=SUM([.I46:.I49])" office:value-type="float" office:value="0">
            <text:p>0</text:p>
          </table:table-cell>
          <table:table-cell table:style-name="ce33" table:formula="of:=SUM([.J46:.J49])" office:value-type="float" office:value="0">
            <text:p>0</text:p>
          </table:table-cell>
          <table:table-cell table:number-columns-repeated="1024"/>
        </table:table-row>
        <table:table-row table:style-name="ro63">
          <table:table-cell table:style-name="ce31"/>
          <table:table-cell table:style-name="ce26" office:value-type="string">
            <text:p><text:span text:style-name="T53">JS - Vérifier la présence des infos dans le localStorage</text:span></text:p>
          </table:table-cell>
          <table:table-cell table:style-name="ce27" table:content-validation-name="DataValidation_30"/>
          <table:table-cell table:style-name="ce27" table:content-validation-name="DataValidation_31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24"/>
        </table:table-row>
        <table:table-row table:style-name="ro64">
          <table:table-cell table:style-name="ce31"/>
          <table:table-cell table:style-name="ce26"/>
          <table:table-cell table:style-name="ce27" table:content-validation-name="DataValidation_30"/>
          <table:table-cell table:style-name="ce27" table:content-validation-name="DataValidation_31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5">
          <table:table-cell table:style-name="ce31"/>
          <table:table-cell table:style-name="ce26"/>
          <table:table-cell table:style-name="ce27" table:content-validation-name="DataValidation_30"/>
          <table:table-cell table:style-name="ce27" table:content-validation-name="DataValidation_31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6">
          <table:table-cell table:style-name="ce31"/>
          <table:table-cell table:style-name="ce26"/>
          <table:table-cell table:style-name="ce27" table:content-validation-name="DataValidation_30"/>
          <table:table-cell table:style-name="ce27" table:content-validation-name="DataValidation_31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7">
          <table:table-cell table:style-name="ce31"/>
          <table:table-cell table:style-name="ce22" office:value-type="string">
            <text:p><text:span text:style-name="T54">2050 - Se connecter</text:span></text:p>
          </table:table-cell>
          <table:table-cell table:style-name="ce23" table:content-validation-name="DataValidation_32"/>
          <table:table-cell table:style-name="ce23" table:content-validation-name="DataValidation_33"/>
          <table:table-cell table:style-name="ce33" table:formula="of:=SUM([.E51:.E54])" office:value-type="float" office:value="1">
            <text:p>1</text:p>
          </table:table-cell>
          <table:table-cell table:style-name="ce33" table:formula="of:=SUM([.F51:.F54])" office:value-type="float" office:value="1">
            <text:p>1</text:p>
          </table:table-cell>
          <table:table-cell table:style-name="ce33" table:formula="of:=SUM([.G51:.G54])" office:value-type="float" office:value="0">
            <text:p>0</text:p>
          </table:table-cell>
          <table:table-cell table:style-name="ce33" table:formula="of:=SUM([.H51:.H54])" office:value-type="float" office:value="0">
            <text:p>0</text:p>
          </table:table-cell>
          <table:table-cell table:style-name="ce33" table:formula="of:=SUM([.I51:.I54])" office:value-type="float" office:value="0">
            <text:p>0</text:p>
          </table:table-cell>
          <table:table-cell table:style-name="ce33" table:formula="of:=SUM([.J51:.J54])" office:value-type="float" office:value="0">
            <text:p>0</text:p>
          </table:table-cell>
          <table:table-cell table:number-columns-repeated="1024"/>
        </table:table-row>
        <table:table-row table:style-name="ro68">
          <table:table-cell table:style-name="ce31"/>
          <table:table-cell table:style-name="ce26" office:value-type="string">
            <text:p><text:span text:style-name="T55">JS - Vérifier les informations de connexion</text:span></text:p>
          </table:table-cell>
          <table:table-cell table:style-name="ce27" table:content-validation-name="DataValidation_32"/>
          <table:table-cell table:style-name="ce27" table:content-validation-name="DataValidation_33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9">
          <table:table-cell table:style-name="ce31"/>
          <table:table-cell table:style-name="ce26"/>
          <table:table-cell table:style-name="ce27" table:content-validation-name="DataValidation_32"/>
          <table:table-cell table:style-name="ce27" table:content-validation-name="DataValidation_3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70">
          <table:table-cell table:style-name="ce31"/>
          <table:table-cell table:style-name="ce26"/>
          <table:table-cell table:style-name="ce27" table:content-validation-name="DataValidation_32"/>
          <table:table-cell table:style-name="ce27" table:content-validation-name="DataValidation_3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71">
          <table:table-cell table:style-name="ce31"/>
          <table:table-cell table:style-name="ce26"/>
          <table:table-cell table:style-name="ce27" table:content-validation-name="DataValidation_32"/>
          <table:table-cell table:style-name="ce27" table:content-validation-name="DataValidation_3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72">
          <table:table-cell table:style-name="ce31"/>
          <table:table-cell table:style-name="ce22" office:value-type="string">
            <text:p><text:span text:style-name="T56">2070 - Rediriger vers se connecter</text:span></text:p>
          </table:table-cell>
          <table:table-cell table:style-name="ce34" table:content-validation-name="DataValidation_12"/>
          <table:table-cell table:style-name="ce23" table:content-validation-name="DataValidation_23"/>
          <table:table-cell table:style-name="ce33" table:formula="of:=SUM([.E56:.E59])" office:value-type="float" office:value="1">
            <text:p>1</text:p>
          </table:table-cell>
          <table:table-cell table:style-name="ce33" table:formula="of:=SUM([.F56:.F59])" office:value-type="float" office:value="1">
            <text:p>1</text:p>
          </table:table-cell>
          <table:table-cell table:style-name="ce33" table:formula="of:=SUM([.G56:.G59])" office:value-type="float" office:value="0">
            <text:p>0</text:p>
          </table:table-cell>
          <table:table-cell table:style-name="ce33" table:formula="of:=SUM([.H56:.H59])" office:value-type="float" office:value="0">
            <text:p>0</text:p>
          </table:table-cell>
          <table:table-cell table:style-name="ce33" table:formula="of:=SUM([.I56:.I59])" office:value-type="float" office:value="0">
            <text:p>0</text:p>
          </table:table-cell>
          <table:table-cell table:style-name="ce33" table:formula="of:=SUM([.J56:.J59])" office:value-type="float" office:value="0">
            <text:p>0</text:p>
          </table:table-cell>
          <table:table-cell table:number-columns-repeated="1024"/>
        </table:table-row>
        <table:table-row table:style-name="ro73">
          <table:table-cell table:style-name="ce31"/>
          <table:table-cell table:style-name="ce26" office:value-type="string">
            <text:p><text:span text:style-name="T57">JS - Si inscription OK, rediriger vers la page de connexion</text:span></text:p>
          </table:table-cell>
          <table:table-cell table:style-name="ce27" table:content-validation-name="DataValidation_12"/>
          <table:table-cell table:style-name="ce35" table:content-validation-name="DataValidation_23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74">
          <table:table-cell table:style-name="ce31"/>
          <table:table-cell table:style-name="ce26"/>
          <table:table-cell table:style-name="ce35" table:content-validation-name="DataValidation_12"/>
          <table:table-cell table:style-name="ce27" table:content-validation-name="DataValidation_23"/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75">
          <table:table-cell table:style-name="ce31"/>
          <table:table-cell table:style-name="ce26"/>
          <table:table-cell table:style-name="ce27" table:content-validation-name="DataValidation_12"/>
          <table:table-cell table:style-name="ce35" table:content-validation-name="DataValidation_23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27"/>
          <table:table-cell table:number-columns-repeated="1024"/>
        </table:table-row>
        <table:table-row table:style-name="ro76">
          <table:table-cell table:style-name="ce31"/>
          <table:table-cell table:style-name="ce26"/>
          <table:table-cell table:style-name="ce27" table:content-validation-name="DataValidation_32"/>
          <table:table-cell table:style-name="ce27" table:content-validation-name="DataValidation_3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77">
          <table:table-cell table:style-name="ce31"/>
          <table:table-cell table:style-name="ce22" office:value-type="string">
            <text:p><text:span text:style-name="T58">2080 - Rediriger vers Profil</text:span></text:p>
          </table:table-cell>
          <table:table-cell table:style-name="ce34" table:content-validation-name="DataValidation_34"/>
          <table:table-cell table:style-name="ce23" table:content-validation-name="DataValidation_35"/>
          <table:table-cell table:style-name="ce33" table:formula="of:=SUM([.E61:.E64])" office:value-type="float" office:value="1">
            <text:p>1</text:p>
          </table:table-cell>
          <table:table-cell table:style-name="ce33" table:formula="of:=SUM([.F61:.F64])" office:value-type="float" office:value="1">
            <text:p>1</text:p>
          </table:table-cell>
          <table:table-cell table:style-name="ce33" table:formula="of:=SUM([.G61:.G64])" office:value-type="float" office:value="0">
            <text:p>0</text:p>
          </table:table-cell>
          <table:table-cell table:style-name="ce33" table:formula="of:=SUM([.H61:.H64])" office:value-type="float" office:value="0">
            <text:p>0</text:p>
          </table:table-cell>
          <table:table-cell table:style-name="ce33" table:formula="of:=SUM([.I61:.I64])" office:value-type="float" office:value="0">
            <text:p>0</text:p>
          </table:table-cell>
          <table:table-cell table:style-name="ce33" table:formula="of:=SUM([.J61:.J64])" office:value-type="float" office:value="0">
            <text:p>0</text:p>
          </table:table-cell>
          <table:table-cell table:number-columns-repeated="1024"/>
        </table:table-row>
        <table:table-row table:style-name="ro78">
          <table:table-cell table:style-name="ce31"/>
          <table:table-cell table:style-name="ce26" office:value-type="string">
            <text:p><text:span text:style-name="T59">JS - Une fois connecté, rediriger vers le profil</text:span></text:p>
          </table:table-cell>
          <table:table-cell table:style-name="ce27" table:content-validation-name="DataValidation_34"/>
          <table:table-cell table:style-name="ce35" table:content-validation-name="DataValidation_35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79">
          <table:table-cell table:style-name="ce31"/>
          <table:table-cell table:style-name="ce26"/>
          <table:table-cell table:style-name="ce35" table:content-validation-name="DataValidation_34"/>
          <table:table-cell table:style-name="ce27" table:content-validation-name="DataValidation_35"/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80">
          <table:table-cell table:style-name="ce31"/>
          <table:table-cell table:style-name="ce26"/>
          <table:table-cell table:style-name="ce27" table:content-validation-name="DataValidation_34"/>
          <table:table-cell table:style-name="ce35" table:content-validation-name="DataValidation_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27"/>
          <table:table-cell table:number-columns-repeated="1024"/>
        </table:table-row>
        <table:table-row table:style-name="ro81">
          <table:table-cell table:style-name="ce31"/>
          <table:table-cell table:style-name="ce26"/>
          <table:table-cell table:style-name="ce27" table:content-validation-name="DataValidation_32"/>
          <table:table-cell table:style-name="ce27" table:content-validation-name="DataValidation_3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82">
          <table:table-cell table:style-name="ce31"/>
          <table:table-cell table:style-name="ce22" office:value-type="string">
            <text:p><text:span text:style-name="T60">2090 - Gérer son profil</text:span></text:p>
          </table:table-cell>
          <table:table-cell table:style-name="ce34" table:content-validation-name="DataValidation_36"/>
          <table:table-cell table:style-name="ce23" table:content-validation-name="DataValidation_37"/>
          <table:table-cell table:style-name="ce33" table:formula="of:=SUM([.E66:.E69])" office:value-type="float" office:value="3">
            <text:p>3</text:p>
          </table:table-cell>
          <table:table-cell table:style-name="ce33" table:formula="of:=SUM([.F66:.F69])" office:value-type="float" office:value="3">
            <text:p>3</text:p>
          </table:table-cell>
          <table:table-cell table:style-name="ce33" table:formula="of:=SUM([.G66:.G69])" office:value-type="float" office:value="1">
            <text:p>1</text:p>
          </table:table-cell>
          <table:table-cell table:style-name="ce33" table:formula="of:=SUM([.H66:.H69])" office:value-type="float" office:value="0">
            <text:p>0</text:p>
          </table:table-cell>
          <table:table-cell table:style-name="ce33" table:formula="of:=SUM([.I66:.I69])" office:value-type="float" office:value="0">
            <text:p>0</text:p>
          </table:table-cell>
          <table:table-cell table:style-name="ce33" table:formula="of:=SUM([.J66:.J69])" office:value-type="float" office:value="0">
            <text:p>0</text:p>
          </table:table-cell>
          <table:table-cell table:number-columns-repeated="1024"/>
        </table:table-row>
        <table:table-row table:style-name="ro83">
          <table:table-cell table:style-name="ce31"/>
          <table:table-cell table:style-name="ce26" office:value-type="string">
            <text:p><text:span text:style-name="T61">HTML - Créer la page de profil</text:span></text:p>
          </table:table-cell>
          <table:table-cell table:style-name="ce27" table:content-validation-name="DataValidation_36"/>
          <table:table-cell table:style-name="ce35" table:content-validation-name="DataValidation_3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84">
          <table:table-cell table:style-name="ce31"/>
          <table:table-cell table:style-name="ce26" office:value-type="string">
            <text:p><text:span text:style-name="T62">CSS - Créer le style pour le profil</text:span></text:p>
          </table:table-cell>
          <table:table-cell table:style-name="ce35" table:content-validation-name="DataValidation_36"/>
          <table:table-cell table:style-name="ce27" table:content-validation-name="DataValidation_37"/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35"/>
          <table:table-cell table:number-columns-repeated="1024"/>
        </table:table-row>
        <table:table-row table:style-name="ro85">
          <table:table-cell table:style-name="ce31"/>
          <table:table-cell table:style-name="ce26" office:value-type="string">
            <text:p><text:span text:style-name="T63">JS - Enregistrer la configuration choisie dans le localStorage</text:span></text:p>
          </table:table-cell>
          <table:table-cell table:style-name="ce27" table:content-validation-name="DataValidation_36"/>
          <table:table-cell table:style-name="ce35" table:content-validation-name="DataValidation_3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number-columns-repeated="1024"/>
        </table:table-row>
        <table:table-row table:style-name="ro86">
          <table:table-cell table:style-name="ce31"/>
          <table:table-cell table:style-name="ce26"/>
          <table:table-cell table:style-name="ce27" table:content-validation-name="DataValidation_32"/>
          <table:table-cell table:style-name="ce27" table:content-validation-name="DataValidation_3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87">
          <table:table-cell table:style-name="ce31"/>
          <table:table-cell table:style-name="ce22" office:value-type="string">
            <text:p><text:span text:style-name="T64">2100 - Jouer la partie de Memory</text:span></text:p>
          </table:table-cell>
          <table:table-cell table:style-name="ce34" table:content-validation-name="DataValidation_38"/>
          <table:table-cell table:style-name="ce23" table:content-validation-name="DataValidation_39"/>
          <table:table-cell table:style-name="ce33" table:formula="of:=SUM([.E71:.E74])" office:value-type="float" office:value="7">
            <text:p>7</text:p>
          </table:table-cell>
          <table:table-cell table:style-name="ce33" table:formula="of:=SUM([.F71:.F74])" office:value-type="float" office:value="7">
            <text:p>7</text:p>
          </table:table-cell>
          <table:table-cell table:style-name="ce33" table:formula="of:=SUM([.G71:.G74])" office:value-type="float" office:value="7">
            <text:p>7</text:p>
          </table:table-cell>
          <table:table-cell table:style-name="ce33" table:formula="of:=SUM([.H71:.H74])" office:value-type="float" office:value="1">
            <text:p>1</text:p>
          </table:table-cell>
          <table:table-cell table:style-name="ce33" table:formula="of:=SUM([.I71:.I74])" office:value-type="float" office:value="1">
            <text:p>1</text:p>
          </table:table-cell>
          <table:table-cell table:style-name="ce33" table:formula="of:=SUM([.J71:.J74])" office:value-type="float" office:value="1">
            <text:p>1</text:p>
          </table:table-cell>
          <table:table-cell table:number-columns-repeated="1024"/>
        </table:table-row>
        <table:table-row table:style-name="ro88">
          <table:table-cell table:style-name="ce31"/>
          <table:table-cell table:style-name="ce26" office:value-type="string">
            <text:p><text:span text:style-name="T65">HTML - Créer la page de jeu</text:span></text:p>
          </table:table-cell>
          <table:table-cell table:style-name="ce27" table:content-validation-name="DataValidation_38"/>
          <table:table-cell table:style-name="ce35" table:content-validation-name="DataValidation_39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number-columns-repeated="1024"/>
        </table:table-row>
        <table:table-row table:style-name="ro89">
          <table:table-cell table:style-name="ce31"/>
          <table:table-cell table:style-name="ce26" office:value-type="string">
            <text:p><text:span text:style-name="T66">CSS - Créer le style pour le Memory</text:span></text:p>
          </table:table-cell>
          <table:table-cell table:style-name="ce35" table:content-validation-name="DataValidation_38"/>
          <table:table-cell table:style-name="ce27" table:content-validation-name="DataValidation_39"/>
          <table:table-cell table:style-name="ce35" office:value-type="float" office:value="2">
            <text:p>2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number-columns-repeated="1024"/>
        </table:table-row>
        <table:table-row table:style-name="ro90">
          <table:table-cell table:style-name="ce31"/>
          <table:table-cell table:style-name="ce26" office:value-type="string">
            <text:p><text:span text:style-name="T67">JS - Gérer le fonctionnement du jeu</text:span></text:p>
          </table:table-cell>
          <table:table-cell table:style-name="ce27" table:content-validation-name="DataValidation_38"/>
          <table:table-cell table:style-name="ce35" table:content-validation-name="DataValidation_39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number-columns-repeated="1024"/>
        </table:table-row>
        <table:table-row table:style-name="ro91">
          <table:table-cell table:style-name="ce31"/>
          <table:table-cell table:style-name="ce26" office:value-type="string">
            <text:p><text:span text:style-name="T68">JS/CSS - Créer un effet de carte qui se retourne</text:span></text:p>
          </table:table-cell>
          <table:table-cell table:style-name="ce27" table:content-validation-name="DataValidation_32"/>
          <table:table-cell table:style-name="ce27" table:content-validation-name="DataValidation_33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24"/>
        </table:table-row>
        <table:table-row table:style-name="ro92">
          <table:table-cell table:style-name="ce31"/>
          <table:table-cell table:style-name="ce22" office:value-type="string">
            <text:p><text:span text:style-name="T69">2110 - Gagner une partie</text:span></text:p>
          </table:table-cell>
          <table:table-cell table:style-name="ce36" table:content-validation-name="DataValidation_5"/>
          <table:table-cell table:style-name="ce34" table:content-validation-name="DataValidation_6"/>
          <table:table-cell table:style-name="ce24" table:formula="of:=SUM([.E76:.E79])" office:value-type="float" office:value="1.5">
            <text:p>1.5</text:p>
          </table:table-cell>
          <table:table-cell table:style-name="ce24" table:formula="of:=SUM([.F76:.F79])" office:value-type="float" office:value="1.5">
            <text:p>1.5</text:p>
          </table:table-cell>
          <table:table-cell table:style-name="ce24" table:formula="of:=SUM([.G76:.G79])" office:value-type="float" office:value="1.5">
            <text:p>1.5</text:p>
          </table:table-cell>
          <table:table-cell table:style-name="ce24" table:formula="of:=SUM([.H76:.H79])" office:value-type="float" office:value="0">
            <text:p>0</text:p>
          </table:table-cell>
          <table:table-cell table:style-name="ce24" table:formula="of:=SUM([.I76:.I79])" office:value-type="float" office:value="0">
            <text:p>0</text:p>
          </table:table-cell>
          <table:table-cell table:style-name="ce24" table:formula="of:=SUM([.J76:.J79])" office:value-type="float" office:value="0">
            <text:p>0</text:p>
          </table:table-cell>
          <table:table-cell table:number-columns-repeated="1024"/>
        </table:table-row>
        <table:table-row table:style-name="ro93">
          <table:table-cell table:style-name="ce31"/>
          <table:table-cell table:style-name="ce26" office:value-type="string">
            <text:p><text:span text:style-name="T70">JS - Si toutes les cartes sont retournées, la partie est gagnée</text:span></text:p>
          </table:table-cell>
          <table:table-cell table:style-name="ce35" table:content-validation-name="DataValidation_5"/>
          <table:table-cell table:style-name="ce27" table:content-validation-name="DataValidation_6"/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number-columns-repeated="1024"/>
        </table:table-row>
        <table:table-row table:style-name="ro94">
          <table:table-cell table:style-name="ce31"/>
          <table:table-cell table:style-name="ce26" office:value-type="string">
            <text:p><text:span text:style-name="T71">JS - Afficher un message de victoire</text:span></text:p>
          </table:table-cell>
          <table:table-cell table:style-name="ce27" table:content-validation-name="DataValidation_5"/>
          <table:table-cell table:style-name="ce35" table:content-validation-name="DataValidation_6"/>
          <table:table-cell table:style-name="ce27" office:value-type="float" office:value="0.5">
            <text:p>0.5</text:p>
          </table:table-cell>
          <table:table-cell table:style-name="ce27" office:value-type="float" office:value="0.5">
            <text:p>0.5</text:p>
          </table:table-cell>
          <table:table-cell table:style-name="ce27" office:value-type="float" office:value="0.5">
            <text:p>0.5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number-columns-repeated="1024"/>
        </table:table-row>
        <table:table-row table:style-name="ro95">
          <table:table-cell table:style-name="ce31"/>
          <table:table-cell table:style-name="ce26"/>
          <table:table-cell table:style-name="ce35" table:content-validation-name="DataValidation_5"/>
          <table:table-cell table:style-name="ce27" table:content-validation-name="DataValidation_6"/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96">
          <table:table-cell table:style-name="ce31"/>
          <table:table-cell table:style-name="ce26"/>
          <table:table-cell table:style-name="ce27" table:content-validation-name="DataValidation_2"/>
          <table:table-cell table:style-name="ce35" table:content-validation-name="DataValidation_3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27"/>
          <table:table-cell table:number-columns-repeated="1024"/>
        </table:table-row>
        <table:table-row table:style-name="ro97">
          <table:table-cell table:style-name="ce31"/>
          <table:table-cell table:style-name="ce22" office:value-type="string">
            <text:p><text:span text:style-name="T72">2120 - Relancer une partie</text:span></text:p>
          </table:table-cell>
          <table:table-cell table:style-name="ce36" table:content-validation-name="DataValidation_7"/>
          <table:table-cell table:style-name="ce23" table:content-validation-name="DataValidation_8"/>
          <table:table-cell table:style-name="ce24" table:formula="of:=SUM([.E81:.E83])" office:value-type="float" office:value="1">
            <text:p>1</text:p>
          </table:table-cell>
          <table:table-cell table:style-name="ce24" table:formula="of:=SUM([.F81:.F83])" office:value-type="float" office:value="1">
            <text:p>1</text:p>
          </table:table-cell>
          <table:table-cell table:style-name="ce24" table:formula="of:=SUM([.G81:.G83])" office:value-type="float" office:value="1">
            <text:p>1</text:p>
          </table:table-cell>
          <table:table-cell table:style-name="ce24" table:formula="of:=SUM([.H81:.H83])" office:value-type="float" office:value="0">
            <text:p>0</text:p>
          </table:table-cell>
          <table:table-cell table:style-name="ce24" table:formula="of:=SUM([.I81:.I83])" office:value-type="float" office:value="0">
            <text:p>0</text:p>
          </table:table-cell>
          <table:table-cell table:style-name="ce24" table:formula="of:=SUM([.J81:.J83])" office:value-type="float" office:value="0">
            <text:p>0</text:p>
          </table:table-cell>
          <table:table-cell table:number-columns-repeated="1024"/>
        </table:table-row>
        <table:table-row table:style-name="ro98">
          <table:table-cell table:style-name="ce31"/>
          <table:table-cell table:style-name="ce26" office:value-type="string">
            <text:p><text:span text:style-name="T73">JS - Appui sur espace relance une partie</text:span></text:p>
          </table:table-cell>
          <table:table-cell table:style-name="ce35" table:content-validation-name="DataValidation_7"/>
          <table:table-cell table:style-name="ce27" table:content-validation-name="DataValidation_8"/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number-columns-repeated="1024"/>
        </table:table-row>
        <table:table-row table:style-name="ro99">
          <table:table-cell table:style-name="ce31"/>
          <table:table-cell table:style-name="ce26"/>
          <table:table-cell table:style-name="ce27" table:content-validation-name="DataValidation_7"/>
          <table:table-cell table:style-name="ce35" table:content-validation-name="DataValidation_8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27"/>
          <table:table-cell table:number-columns-repeated="1024"/>
        </table:table-row>
        <table:table-row table:style-name="ro100">
          <table:table-cell table:style-name="ce31"/>
          <table:table-cell table:style-name="ce26"/>
          <table:table-cell table:style-name="ce35" table:content-validation-name="DataValidation_7"/>
          <table:table-cell table:style-name="ce27" table:content-validation-name="DataValidation_8"/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101">
          <table:table-cell table:style-name="ce31" office:value-type="float" office:value="3" table:number-columns-spanned="1" table:number-rows-spanned="24">
            <text:p>3</text:p>
          </table:table-cell>
          <table:table-cell table:style-name="ce22" office:value-type="string">
            <text:p><text:span text:style-name="T74">3010 - S'inscrire/effet</text:span></text:p>
          </table:table-cell>
          <table:table-cell table:style-name="ce36" table:content-validation-name="DataValidation_9"/>
          <table:table-cell table:style-name="ce34" table:content-validation-name="DataValidation_10"/>
          <table:table-cell table:style-name="ce24" table:formula="of:=SUM([.E85:.E87])" office:value-type="float" office:value="1">
            <text:p>1</text:p>
          </table:table-cell>
          <table:table-cell table:style-name="ce24" table:formula="of:=SUM([.F85:.F87])" office:value-type="float" office:value="1">
            <text:p>1</text:p>
          </table:table-cell>
          <table:table-cell table:style-name="ce24" table:formula="of:=SUM([.G85:.G87])" office:value-type="float" office:value="1">
            <text:p>1</text:p>
          </table:table-cell>
          <table:table-cell table:style-name="ce24" table:formula="of:=SUM([.H85:.H87])" office:value-type="float" office:value="1">
            <text:p>1</text:p>
          </table:table-cell>
          <table:table-cell table:style-name="ce24" table:formula="of:=SUM([.I85:.I87])" office:value-type="float" office:value="1">
            <text:p>1</text:p>
          </table:table-cell>
          <table:table-cell table:style-name="ce24" table:formula="of:=SUM([.J85:.J87])" office:value-type="float" office:value="1">
            <text:p>1</text:p>
          </table:table-cell>
          <table:table-cell table:number-columns-repeated="1024"/>
        </table:table-row>
        <table:table-row table:style-name="ro102">
          <table:table-cell table:style-name="ce31"/>
          <table:table-cell table:style-name="ce26" office:value-type="string">
            <text:p><text:span text:style-name="T75">JS - Vibraiton en</text:span><text:span text:style-name="T76"><text:s text:c="2"/></text:span><text:span text:style-name="T77">cas d'erreur à la validation du formulaire d'inscription, </text:span></text:p>
          </table:table-cell>
          <table:table-cell table:style-name="ce35" table:content-validation-name="DataValidation_9"/>
          <table:table-cell table:style-name="ce27" table:content-validation-name="DataValidation_10"/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number-columns-repeated="1024"/>
        </table:table-row>
        <table:table-row table:style-name="ro103">
          <table:table-cell table:style-name="ce31"/>
          <table:table-cell table:style-name="ce26"/>
          <table:table-cell table:style-name="ce27" table:content-validation-name="DataValidation_9"/>
          <table:table-cell table:style-name="ce35" table:content-validation-name="DataValidation_10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27"/>
          <table:table-cell table:number-columns-repeated="1024"/>
        </table:table-row>
        <table:table-row table:style-name="ro104">
          <table:table-cell table:style-name="ce31"/>
          <table:table-cell table:style-name="ce26"/>
          <table:table-cell table:style-name="ce35" table:content-validation-name="DataValidation_9"/>
          <table:table-cell table:style-name="ce27" table:content-validation-name="DataValidation_10"/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105">
          <table:table-cell table:style-name="ce31"/>
          <table:table-cell table:style-name="ce22" office:value-type="string">
            <text:p><text:span text:style-name="T78">3020 - Profil / taille Memory</text:span></text:p>
          </table:table-cell>
          <table:table-cell table:style-name="ce36" table:content-validation-name="DataValidation_11"/>
          <table:table-cell table:style-name="ce36" table:content-validation-name="DataValidation_13"/>
          <table:table-cell table:style-name="ce24" table:formula="of:=SUM([.E89:.E91])" office:value-type="float" office:value="1">
            <text:p>1</text:p>
          </table:table-cell>
          <table:table-cell table:style-name="ce24" table:formula="of:=SUM([.F89:.F91])" office:value-type="float" office:value="1">
            <text:p>1</text:p>
          </table:table-cell>
          <table:table-cell table:style-name="ce24" table:formula="of:=SUM([.G89:.G91])" office:value-type="float" office:value="1">
            <text:p>1</text:p>
          </table:table-cell>
          <table:table-cell table:style-name="ce24" table:formula="of:=SUM([.H89:.H91])" office:value-type="float" office:value="0">
            <text:p>0</text:p>
          </table:table-cell>
          <table:table-cell table:style-name="ce24" table:formula="of:=SUM([.I89:.I91])" office:value-type="float" office:value="0">
            <text:p>0</text:p>
          </table:table-cell>
          <table:table-cell table:style-name="ce24" table:formula="of:=SUM([.J89:.J91])" office:value-type="float" office:value="0">
            <text:p>0</text:p>
          </table:table-cell>
          <table:table-cell table:number-columns-repeated="1024"/>
        </table:table-row>
        <table:table-row table:style-name="ro106">
          <table:table-cell table:style-name="ce31"/>
          <table:table-cell table:style-name="ce26" office:value-type="string">
            <text:p><text:span text:style-name="T79">JS - Choix et enregistrement de la taille du jeu dans localStorage</text:span></text:p>
          </table:table-cell>
          <table:table-cell table:style-name="ce27" table:content-validation-name="DataValidation_11"/>
          <table:table-cell table:style-name="ce27" table:content-validation-name="DataValidation_13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number-columns-repeated="1024"/>
        </table:table-row>
        <table:table-row table:style-name="ro107">
          <table:table-cell table:style-name="ce31"/>
          <table:table-cell table:style-name="ce26"/>
          <table:table-cell table:style-name="ce27" table:content-validation-name="DataValidation_11"/>
          <table:table-cell table:style-name="ce27" table:content-validation-name="DataValidation_13"/>
          <table:table-cell table:style-name="ce27"/>
          <table:table-cell table:style-name="ce27"/>
          <table:table-cell table:style-name="ce27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108">
          <table:table-cell table:style-name="ce31"/>
          <table:table-cell table:style-name="ce26"/>
          <table:table-cell table:style-name="ce37" table:content-validation-name="DataValidation_11"/>
          <table:table-cell table:style-name="ce27" table:content-validation-name="DataValidation_13"/>
          <table:table-cell table:style-name="ce37"/>
          <table:table-cell table:style-name="ce27"/>
          <table:table-cell table:style-name="ce37"/>
          <table:table-cell table:style-name="ce27"/>
          <table:table-cell table:style-name="ce37"/>
          <table:table-cell table:style-name="ce27"/>
          <table:table-cell table:number-columns-repeated="1024"/>
        </table:table-row>
        <table:table-row table:style-name="ro109">
          <table:table-cell table:style-name="ce31"/>
          <table:table-cell table:style-name="ce22" office:value-type="string">
            <text:p><text:span text:style-name="T80">3030 - Création profil</text:span></text:p>
          </table:table-cell>
          <table:table-cell table:style-name="ce36" table:content-validation-name="DataValidation_14"/>
          <table:table-cell table:style-name="ce36" table:content-validation-name="DataValidation_15"/>
          <table:table-cell table:style-name="ce24" table:formula="of:=SUM([.E93:.E95])" office:value-type="float" office:value="1">
            <text:p>1</text:p>
          </table:table-cell>
          <table:table-cell table:style-name="ce24" table:formula="of:=SUM([.F93:.F95])" office:value-type="float" office:value="1">
            <text:p>1</text:p>
          </table:table-cell>
          <table:table-cell table:style-name="ce24" table:formula="of:=SUM([.G93:.G95])" office:value-type="float" office:value="1">
            <text:p>1</text:p>
          </table:table-cell>
          <table:table-cell table:style-name="ce24" table:formula="of:=SUM([.H93:.H95])" office:value-type="float" office:value="1">
            <text:p>1</text:p>
          </table:table-cell>
          <table:table-cell table:style-name="ce24" table:formula="of:=SUM([.I93:.I95])" office:value-type="float" office:value="1">
            <text:p>1</text:p>
          </table:table-cell>
          <table:table-cell table:style-name="ce24" table:formula="of:=SUM([.J93:.J95])" office:value-type="float" office:value="1">
            <text:p>1</text:p>
          </table:table-cell>
          <table:table-cell table:number-columns-repeated="1024"/>
        </table:table-row>
        <table:table-row table:style-name="ro110">
          <table:table-cell table:style-name="ce31"/>
          <table:table-cell table:style-name="ce26" office:value-type="string">
            <text:p><text:span text:style-name="T81">JS - Vignettes rouges ou vertes suivant le respect des règles</text:span></text:p>
          </table:table-cell>
          <table:table-cell table:style-name="ce27" table:content-validation-name="DataValidation_14"/>
          <table:table-cell table:style-name="ce27" table:content-validation-name="DataValidation_15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24"/>
        </table:table-row>
        <table:table-row table:style-name="ro111">
          <table:table-cell table:style-name="ce31"/>
          <table:table-cell table:style-name="ce26"/>
          <table:table-cell table:style-name="ce27" table:content-validation-name="DataValidation_14"/>
          <table:table-cell table:style-name="ce27" table:content-validation-name="DataValidation_15"/>
          <table:table-cell table:style-name="ce27"/>
          <table:table-cell table:style-name="ce27"/>
          <table:table-cell table:style-name="ce27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112">
          <table:table-cell table:style-name="ce31"/>
          <table:table-cell table:style-name="ce26"/>
          <table:table-cell table:style-name="ce37" table:content-validation-name="DataValidation_14"/>
          <table:table-cell table:style-name="ce27" table:content-validation-name="DataValidation_15"/>
          <table:table-cell table:style-name="ce37"/>
          <table:table-cell table:style-name="ce27"/>
          <table:table-cell table:style-name="ce37"/>
          <table:table-cell table:style-name="ce27"/>
          <table:table-cell table:style-name="ce37"/>
          <table:table-cell table:style-name="ce27"/>
          <table:table-cell table:number-columns-repeated="1024"/>
        </table:table-row>
        <table:table-row table:style-name="ro113">
          <table:table-cell table:style-name="ce31"/>
          <table:table-cell table:style-name="ce22" office:value-type="string">
            <text:p><text:span text:style-name="T82">3040 - Profil / Tableau des parties</text:span></text:p>
          </table:table-cell>
          <table:table-cell table:style-name="ce36" table:content-validation-name="DataValidation_17"/>
          <table:table-cell table:style-name="ce36" table:content-validation-name="DataValidation_18"/>
          <table:table-cell table:style-name="ce24" table:formula="of:=SUM([.E97:.E99])" office:value-type="float" office:value="1">
            <text:p>1</text:p>
          </table:table-cell>
          <table:table-cell table:style-name="ce24" table:formula="of:=SUM([.F97:.F99])" office:value-type="float" office:value="1">
            <text:p>1</text:p>
          </table:table-cell>
          <table:table-cell table:style-name="ce24" table:formula="of:=SUM([.G97:.G99])" office:value-type="float" office:value="1">
            <text:p>1</text:p>
          </table:table-cell>
          <table:table-cell table:style-name="ce24" table:formula="of:=SUM([.H97:.H99])" office:value-type="float" office:value="1">
            <text:p>1</text:p>
          </table:table-cell>
          <table:table-cell table:style-name="ce24" table:formula="of:=SUM([.I97:.I99])" office:value-type="float" office:value="1">
            <text:p>1</text:p>
          </table:table-cell>
          <table:table-cell table:style-name="ce24" table:formula="of:=SUM([.J97:.J99])" office:value-type="float" office:value="1">
            <text:p>1</text:p>
          </table:table-cell>
          <table:table-cell table:number-columns-repeated="1024"/>
        </table:table-row>
        <table:table-row table:style-name="ro114">
          <table:table-cell table:style-name="ce31"/>
          <table:table-cell table:style-name="ce26" office:value-type="string">
            <text:p><text:span text:style-name="T83">JS - Affichage des dernières parties dans le profil</text:span></text:p>
          </table:table-cell>
          <table:table-cell table:style-name="ce27" table:content-validation-name="DataValidation_17"/>
          <table:table-cell table:style-name="ce27" table:content-validation-name="DataValidation_18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24"/>
        </table:table-row>
        <table:table-row table:style-name="ro115">
          <table:table-cell table:style-name="ce31"/>
          <table:table-cell table:style-name="ce26"/>
          <table:table-cell table:style-name="ce27" table:content-validation-name="DataValidation_17"/>
          <table:table-cell table:style-name="ce27" table:content-validation-name="DataValidation_18"/>
          <table:table-cell table:style-name="ce27"/>
          <table:table-cell table:style-name="ce27"/>
          <table:table-cell table:style-name="ce27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116">
          <table:table-cell table:style-name="ce31"/>
          <table:table-cell table:style-name="ce26"/>
          <table:table-cell table:style-name="ce37" table:content-validation-name="DataValidation_17"/>
          <table:table-cell table:style-name="ce27" table:content-validation-name="DataValidation_18"/>
          <table:table-cell table:style-name="ce37"/>
          <table:table-cell table:style-name="ce27"/>
          <table:table-cell table:style-name="ce37"/>
          <table:table-cell table:style-name="ce27"/>
          <table:table-cell table:style-name="ce37"/>
          <table:table-cell table:style-name="ce27"/>
          <table:table-cell table:number-columns-repeated="1024"/>
        </table:table-row>
        <table:table-row table:style-name="ro117">
          <table:table-cell table:style-name="ce31"/>
          <table:table-cell table:style-name="ce22" office:value-type="string">
            <text:p><text:span text:style-name="T84">3050 - Tableau des meilleurs scores</text:span></text:p>
          </table:table-cell>
          <table:table-cell table:style-name="ce36" table:content-validation-name="DataValidation_19"/>
          <table:table-cell table:style-name="ce36" table:content-validation-name="DataValidation_20"/>
          <table:table-cell table:style-name="ce24" table:formula="of:=SUM([.E101:.E103])" office:value-type="float" office:value="2">
            <text:p>2</text:p>
          </table:table-cell>
          <table:table-cell table:style-name="ce24" table:formula="of:=SUM([.F101:.F103])" office:value-type="float" office:value="2">
            <text:p>2</text:p>
          </table:table-cell>
          <table:table-cell table:style-name="ce24" table:formula="of:=SUM([.G101:.G103])" office:value-type="float" office:value="2">
            <text:p>2</text:p>
          </table:table-cell>
          <table:table-cell table:style-name="ce24" table:formula="of:=SUM([.H101:.H103])" office:value-type="float" office:value="2">
            <text:p>2</text:p>
          </table:table-cell>
          <table:table-cell table:style-name="ce24" table:formula="of:=SUM([.I101:.I103])" office:value-type="float" office:value="2">
            <text:p>2</text:p>
          </table:table-cell>
          <table:table-cell table:style-name="ce24" table:formula="of:=SUM([.J101:.J103])" office:value-type="float" office:value="2">
            <text:p>2</text:p>
          </table:table-cell>
          <table:table-cell table:number-columns-repeated="1024"/>
        </table:table-row>
        <table:table-row table:style-name="ro118">
          <table:table-cell table:style-name="ce31"/>
          <table:table-cell table:style-name="ce26" office:value-type="string">
            <text:p><text:span text:style-name="T85">JS - Affichage des 5 meilleurs scores sur la page Jouer</text:span></text:p>
          </table:table-cell>
          <table:table-cell table:style-name="ce27" table:content-validation-name="DataValidation_19"/>
          <table:table-cell table:style-name="ce27" table:content-validation-name="DataValidation_20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24"/>
        </table:table-row>
        <table:table-row table:style-name="ro119">
          <table:table-cell table:style-name="ce31"/>
          <table:table-cell table:style-name="ce26" office:value-type="string">
            <text:p><text:span text:style-name="T86">JS - Récupération des données depuis le localStorage</text:span></text:p>
          </table:table-cell>
          <table:table-cell table:style-name="ce27" table:content-validation-name="DataValidation_19"/>
          <table:table-cell table:style-name="ce27" table:content-validation-name="DataValidation_20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24"/>
        </table:table-row>
        <table:table-row table:style-name="ro120">
          <table:table-cell table:style-name="ce31"/>
          <table:table-cell table:style-name="ce26"/>
          <table:table-cell table:style-name="ce37" table:content-validation-name="DataValidation_19"/>
          <table:table-cell table:style-name="ce27" table:content-validation-name="DataValidation_20"/>
          <table:table-cell table:style-name="ce37"/>
          <table:table-cell table:style-name="ce27"/>
          <table:table-cell table:style-name="ce37"/>
          <table:table-cell table:style-name="ce27"/>
          <table:table-cell table:style-name="ce37"/>
          <table:table-cell table:style-name="ce27"/>
          <table:table-cell table:number-columns-repeated="1024"/>
        </table:table-row>
        <table:table-row table:style-name="ro121">
          <table:table-cell table:style-name="ce31"/>
          <table:table-cell table:style-name="ce22" office:value-type="string">
            <text:p><text:span text:style-name="T87">3060 - Jouer/Choisir son jeu</text:span></text:p>
          </table:table-cell>
          <table:table-cell table:style-name="ce36" table:content-validation-name="DataValidation_21"/>
          <table:table-cell table:style-name="ce36" table:content-validation-name="DataValidation_22"/>
          <table:table-cell table:style-name="ce24" table:formula="of:=SUM([.E105:.E107])" office:value-type="float" office:value="1">
            <text:p>1</text:p>
          </table:table-cell>
          <table:table-cell table:style-name="ce24" table:formula="of:=SUM([.F105:.F107])" office:value-type="float" office:value="1">
            <text:p>1</text:p>
          </table:table-cell>
          <table:table-cell table:style-name="ce24" table:formula="of:=SUM([.G105:.G107])" office:value-type="float" office:value="1">
            <text:p>1</text:p>
          </table:table-cell>
          <table:table-cell table:style-name="ce24" table:formula="of:=SUM([.H105:.H107])" office:value-type="float" office:value="1">
            <text:p>1</text:p>
          </table:table-cell>
          <table:table-cell table:style-name="ce24" table:formula="of:=SUM([.I105:.I107])" office:value-type="float" office:value="1">
            <text:p>1</text:p>
          </table:table-cell>
          <table:table-cell table:style-name="ce24" table:formula="of:=SUM([.J105:.J107])" office:value-type="float" office:value="1">
            <text:p>1</text:p>
          </table:table-cell>
          <table:table-cell table:number-columns-repeated="1024"/>
        </table:table-row>
        <table:table-row table:style-name="ro122">
          <table:table-cell table:style-name="ce31"/>
          <table:table-cell table:style-name="ce26" office:value-type="string">
            <text:p><text:span text:style-name="T88">JS - Au lancement de la partie, choisir le jeu avec lequel jouer</text:span></text:p>
          </table:table-cell>
          <table:table-cell table:style-name="ce27" table:content-validation-name="DataValidation_21"/>
          <table:table-cell table:style-name="ce27" table:content-validation-name="DataValidation_22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24"/>
        </table:table-row>
        <table:table-row table:style-name="ro123">
          <table:table-cell table:style-name="ce31"/>
          <table:table-cell table:style-name="ce26"/>
          <table:table-cell table:style-name="ce27" table:content-validation-name="DataValidation_21"/>
          <table:table-cell table:style-name="ce27" table:content-validation-name="DataValidation_22"/>
          <table:table-cell table:style-name="ce27"/>
          <table:table-cell table:style-name="ce27"/>
          <table:table-cell table:style-name="ce27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124">
          <table:table-cell table:style-name="ce31"/>
          <table:table-cell table:style-name="ce26"/>
          <table:table-cell table:style-name="ce37" table:content-validation-name="DataValidation_21"/>
          <table:table-cell table:style-name="ce27" table:content-validation-name="DataValidation_22"/>
          <table:table-cell table:style-name="ce37"/>
          <table:table-cell table:style-name="ce27"/>
          <table:table-cell table:style-name="ce37"/>
          <table:table-cell table:style-name="ce27"/>
          <table:table-cell table:style-name="ce37"/>
          <table:table-cell table:style-name="ce27"/>
          <table:table-cell table:number-columns-repeated="1024"/>
        </table:table-row>
        <table:table-row table:style-name="ro125">
          <table:table-cell table:style-name="ce31" office:value-type="float" office:value="4" table:number-columns-spanned="1" table:number-rows-spanned="8">
            <text:p>4</text:p>
          </table:table-cell>
          <table:table-cell table:style-name="ce22" office:value-type="string">
            <text:p><text:span text:style-name="T89">4000 - Projet</text:span></text:p>
          </table:table-cell>
          <table:table-cell table:style-name="ce36" table:content-validation-name="DataValidation_24"/>
          <table:table-cell table:style-name="ce36" table:content-validation-name="DataValidation_25"/>
          <table:table-cell table:style-name="ce24" table:formula="of:=SUM([.E109:.E111])" office:value-type="float" office:value="0.5">
            <text:p>0.5</text:p>
          </table:table-cell>
          <table:table-cell table:style-name="ce24" table:formula="of:=SUM([.F109:.F111])" office:value-type="float" office:value="0.5">
            <text:p>0.5</text:p>
          </table:table-cell>
          <table:table-cell table:style-name="ce24" table:formula="of:=SUM([.G109:.G111])" office:value-type="float" office:value="0.5">
            <text:p>0.5</text:p>
          </table:table-cell>
          <table:table-cell table:style-name="ce24" table:formula="of:=SUM([.H109:.H111])" office:value-type="float" office:value="0.5">
            <text:p>0.5</text:p>
          </table:table-cell>
          <table:table-cell table:style-name="ce24" table:formula="of:=SUM([.I109:.I111])" office:value-type="float" office:value="0.5">
            <text:p>0.5</text:p>
          </table:table-cell>
          <table:table-cell table:style-name="ce24" table:formula="of:=SUM([.J109:.J111])" office:value-type="float" office:value="0.5">
            <text:p>0.5</text:p>
          </table:table-cell>
          <table:table-cell table:number-columns-repeated="1024"/>
        </table:table-row>
        <table:table-row table:style-name="ro126">
          <table:table-cell table:style-name="ce31"/>
          <table:table-cell table:style-name="ce26" office:value-type="string">
            <text:p><text:span text:style-name="T90">Je sauvegarde mon projet sur Github/Gitlab</text:span></text:p>
          </table:table-cell>
          <table:table-cell table:style-name="ce27" table:content-validation-name="DataValidation_24"/>
          <table:table-cell table:style-name="ce27" table:content-validation-name="DataValidation_25"/>
          <table:table-cell table:style-name="ce27" office:value-type="float" office:value="0.5">
            <text:p>0.5</text:p>
          </table:table-cell>
          <table:table-cell table:style-name="ce27" office:value-type="float" office:value="0.5">
            <text:p>0.5</text:p>
          </table:table-cell>
          <table:table-cell table:style-name="ce27" office:value-type="float" office:value="0.5">
            <text:p>0.5</text:p>
          </table:table-cell>
          <table:table-cell table:style-name="ce27" office:value-type="float" office:value="0.5">
            <text:p>0.5</text:p>
          </table:table-cell>
          <table:table-cell table:style-name="ce27" office:value-type="float" office:value="0.5">
            <text:p>0.5</text:p>
          </table:table-cell>
          <table:table-cell table:style-name="ce27" office:value-type="float" office:value="0.5">
            <text:p>0.5</text:p>
          </table:table-cell>
          <table:table-cell table:number-columns-repeated="1024"/>
        </table:table-row>
        <table:table-row table:style-name="ro127">
          <table:table-cell table:style-name="ce31"/>
          <table:table-cell table:style-name="ce26"/>
          <table:table-cell table:style-name="ce27" table:content-validation-name="DataValidation_24"/>
          <table:table-cell table:style-name="ce27" table:content-validation-name="DataValidation_25"/>
          <table:table-cell table:style-name="ce27"/>
          <table:table-cell table:style-name="ce27"/>
          <table:table-cell table:style-name="ce27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128">
          <table:table-cell table:style-name="ce31"/>
          <table:table-cell table:style-name="ce26"/>
          <table:table-cell table:style-name="ce37" table:content-validation-name="DataValidation_24"/>
          <table:table-cell table:style-name="ce27" table:content-validation-name="DataValidation_25"/>
          <table:table-cell table:style-name="ce37"/>
          <table:table-cell table:style-name="ce27"/>
          <table:table-cell table:style-name="ce37"/>
          <table:table-cell table:style-name="ce27"/>
          <table:table-cell table:style-name="ce37"/>
          <table:table-cell table:style-name="ce27"/>
          <table:table-cell table:number-columns-repeated="1024"/>
        </table:table-row>
        <table:table-row table:style-name="ro129">
          <table:table-cell table:style-name="ce31"/>
          <table:table-cell table:style-name="ce22" office:value-type="string">
            <text:p><text:span text:style-name="T91">4010 - Gestion profil/cryptage</text:span></text:p>
          </table:table-cell>
          <table:table-cell table:style-name="ce36" table:content-validation-name="DataValidation_26"/>
          <table:table-cell table:style-name="ce36" table:content-validation-name="DataValidation_27"/>
          <table:table-cell table:style-name="ce24" table:formula="of:=SUM([.E113:.E115])" office:value-type="float" office:value="1">
            <text:p>1</text:p>
          </table:table-cell>
          <table:table-cell table:style-name="ce24" table:formula="of:=SUM([.F113:.F115])" office:value-type="float" office:value="1">
            <text:p>1</text:p>
          </table:table-cell>
          <table:table-cell table:style-name="ce24" table:formula="of:=SUM([.G113:.G115])" office:value-type="float" office:value="1">
            <text:p>1</text:p>
          </table:table-cell>
          <table:table-cell table:style-name="ce24" table:formula="of:=SUM([.H113:.H115])" office:value-type="float" office:value="1">
            <text:p>1</text:p>
          </table:table-cell>
          <table:table-cell table:style-name="ce24" table:formula="of:=SUM([.I113:.I115])" office:value-type="float" office:value="1">
            <text:p>1</text:p>
          </table:table-cell>
          <table:table-cell table:style-name="ce24" table:formula="of:=SUM([.J113:.J115])" office:value-type="float" office:value="1">
            <text:p>1</text:p>
          </table:table-cell>
          <table:table-cell table:number-columns-repeated="1024"/>
        </table:table-row>
        <table:table-row table:style-name="ro130">
          <table:table-cell table:style-name="ce31"/>
          <table:table-cell table:style-name="ce26" office:value-type="string">
            <text:p><text:span text:style-name="T92">JS - Chiffrage mdp avant stockage dans le localStorage</text:span></text:p>
          </table:table-cell>
          <table:table-cell table:style-name="ce27" table:content-validation-name="DataValidation_26"/>
          <table:table-cell table:style-name="ce27" table:content-validation-name="DataValidation_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24"/>
        </table:table-row>
        <table:table-row table:style-name="ro131">
          <table:table-cell table:style-name="ce31"/>
          <table:table-cell table:style-name="ce26" office:value-type="string">
            <text:p><text:span text:style-name="T93">(MD5, SHA-256, Argon)</text:span></text:p>
          </table:table-cell>
          <table:table-cell table:style-name="ce27" table:content-validation-name="DataValidation_26"/>
          <table:table-cell table:style-name="ce27" table:content-validation-name="DataValidation_27"/>
          <table:table-cell table:style-name="ce27"/>
          <table:table-cell table:style-name="ce27"/>
          <table:table-cell table:style-name="ce27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132">
          <table:table-cell table:style-name="ce31"/>
          <table:table-cell table:style-name="ce26"/>
          <table:table-cell table:style-name="ce37" table:content-validation-name="DataValidation_26"/>
          <table:table-cell table:style-name="ce27" table:content-validation-name="DataValidation_27"/>
          <table:table-cell table:style-name="ce37"/>
          <table:table-cell table:style-name="ce27"/>
          <table:table-cell table:style-name="ce37"/>
          <table:table-cell table:style-name="ce27"/>
          <table:table-cell table:style-name="ce37"/>
          <table:table-cell table:style-name="ce27"/>
          <table:table-cell table:number-columns-repeated="1024"/>
        </table:table-row>
        <table:table-row table:style-name="ro133">
          <table:table-cell table:style-name="ce4"/>
          <table:table-cell table:style-name="ce38" office:value-type="string" table:number-columns-spanned="3" table:number-rows-spanned="1">
            <text:p><text:span text:style-name="T94">Charge estimée/reste à faire en heures</text:span></text:p>
          </table:table-cell>
          <table:table-cell table:number-columns-repeated="2"/>
          <table:covered-table-cell table:style-name="ce38"/>
          <table:covered-table-cell table:style-name="ce38"/>
          <table:table-cell table:style-name="ce38" table:formula="of:=SUM([.G112];[.G108];[.G104];[.G100];[.G96];[.G92];[.G88];[.G84];[.G80];[.G75];[.G70];[.G65];[.G60];[.G55];[.G50];[.G45];[.G40];[.G35];[.G30];[.G25];[.G20];[.G15];[.G7])" office:value-type="float" office:value="19">
            <text:p>19</text:p>
          </table:table-cell>
          <table:table-cell table:style-name="ce38" table:formula="of:=SUM([.H112];[.H108];[.H104];[.H100];[.H96];[.H92];[.H88];[.H84];[.H80];[.H75];[.H70];[.H65];[.H60];[.H55];[.H50];[.H45];[.H40];[.H35];[.H30];[.H25];[.H20];[.H15];[.H7])" office:value-type="float" office:value="8.5">
            <text:p>8.5</text:p>
          </table:table-cell>
          <table:table-cell table:style-name="ce38" table:formula="of:=SUM([.I112];[.I108];[.I104];[.I100];[.I96];[.I92];[.I88];[.I84];[.I80];[.I75];[.I70];[.I65];[.I60];[.I55];[.I50];[.I45];[.I40];[.I35];[.I30];[.I25];[.I20];[.I15];[.I7])" office:value-type="float" office:value="8.5">
            <text:p>8.5</text:p>
          </table:table-cell>
          <table:table-cell table:style-name="ce38" table:formula="of:=SUM([.J112];[.J108];[.J104];[.J100];[.J96];[.J92];[.J88];[.J84];[.J80];[.J75];[.J70];[.J65];[.J60];[.J55];[.J50];[.J45];[.J40];[.J35];[.J30];[.J25];[.J20];[.J15];[.J7])" office:value-type="float" office:value="8.5">
            <text:p>8.5</text:p>
          </table:table-cell>
          <table:table-cell table:number-columns-repeated="1024"/>
        </table:table-row>
        <table:table-row table:style-name="ro134">
          <table:table-cell table:style-name="ce4"/>
          <table:table-cell table:style-name="ce38" office:value-type="string" table:number-columns-spanned="3" table:number-rows-spanned="1">
            <text:p><text:span text:style-name="T95">Total heures (heures travaillées par jour * homme(s))</text:span></text:p>
          </table:table-cell>
          <table:table-cell table:number-columns-repeated="2"/>
          <table:covered-table-cell table:style-name="ce38"/>
          <table:covered-table-cell table:style-name="ce38"/>
          <table:table-cell table:style-name="ce38" table:formula="of:=[.F117]-([$Paramètres.$D2]*[$Paramètres.$D4])" office:value-type="float" office:value="21">
            <text:p>21</text:p>
          </table:table-cell>
          <table:table-cell table:style-name="ce38" table:formula="of:=[.G117]-([$Paramètres.$D2]*[$Paramètres.$D4])" office:value-type="float" office:value="14">
            <text:p>14</text:p>
          </table:table-cell>
          <table:table-cell table:style-name="ce38" table:formula="of:=[.H117]-([$Paramètres.$D2]*[$Paramètres.$D4])" office:value-type="float" office:value="7">
            <text:p>7</text:p>
          </table:table-cell>
          <table:table-cell table:style-name="ce38" table:formula="of:=[.I117]-([$Paramètres.$D2]*[$Paramètres.$D4])" office:value-type="float" office:value="0">
            <text:p>0</text:p>
          </table:table-cell>
          <table:table-cell table:number-columns-repeated="1024"/>
        </table:table-row>
        <table:table-row table:style-name="ro135">
          <table:table-cell table:style-name="ce4"/>
          <table:table-cell office:value-type="string">
            <text:p><text:span text:style-name="T96">Courbes idéales</text:span></text:p>
          </table:table-cell>
          <table:table-cell table:style-name="ce4"/>
          <table:table-cell table:style-name="ce4"/>
          <table:table-cell table:style-name="ce4" office:value-type="float" office:value="35">
            <text:p>35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number-columns-repeated="1024"/>
        </table:table-row>
        <table:table-row table:style-name="ro13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urbe" table:style-name="ta3">
        <table:shapes>
          <draw:frame draw:name="Graphique 1" draw:style-name="gr1" svg:width="28.59cm" svg:height="17.45cm" svg:x="2.609cm" svg:y="0.4763cm">
            <draw:object xlink:href="./Object 1" xlink:type="simple" xlink:show="embed" xlink:actuate="onLoad"/>
          </draw:frame>
        </table:shapes>
        <table:table-column table:number-columns-repeated="16384" table:style-name="co16" table:default-cell-style-name="Default"/>
        <table:table-column table:style-name="co15" table:default-cell-style-name="Default"/>
        <table:table-row table:style-name="ro138">
          <table:table-cell table:style-name="ce4"/>
          <table:table-cell table:style-name="ce4"/>
          <table:table-cell table:number-columns-repeated="1024"/>
        </table:table-row>
        <table:table-row table:style-name="ro139">
          <table:table-cell table:number-columns-repeated="1024"/>
        </table:table-row>
        <table:table-row table:number-rows-repeated="62" table:style-name="ro137">
          <table:table-cell table:number-columns-repeated="1024"/>
        </table:table-row>
      </table:table>
      <table:table table:name="Pilotage" table:style-name="ta4">
        <table:shapes>
          <draw:frame draw:name="Chart 1" draw:style-name="gr2" svg:width="22.65cm" svg:height="16.35cm" svg:x="2.611cm" svg:y="0.573cm">
            <draw:object xlink:href="./Object 2" xlink:type="simple" xlink:show="embed" xlink:actuate="onLoad"/>
          </draw:frame>
        </table:shapes>
        <table:table-column table:number-columns-repeated="16384" table:style-name="co18" table:default-cell-style-name="Default"/>
        <table:table-column table:style-name="co17" table:default-cell-style-name="Default"/>
        <table:table-row table:style-name="ro141">
          <table:table-cell table:number-columns-repeated="1024"/>
        </table:table-row>
        <table:table-row table:style-name="ro142">
          <table:table-cell table:style-name="ce4"/>
          <table:table-cell table:style-name="ce4"/>
          <table:table-cell table:number-columns-repeated="1024"/>
        </table:table-row>
        <table:table-row table:style-name="ro143">
          <table:table-cell table:number-columns-repeated="1024"/>
        </table:table-row>
        <table:table-row table:number-rows-repeated="61" table:style-name="ro14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page-layout style:name="Mpm2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page-layout style:name="Mpm3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page-layout style:name="Mpm4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fill="gradient" draw:fill-gradient-name="Gradient2" draw:stroke="solid" svg:stroke-color="#BFBFBF" svg:stroke-width="0.02647cm"/>
      <style:chart-properties/>
    </style:style>
    <style:style style:family="chart" style:name="ch2">
      <style:graphic-properties draw:fill="none" draw:stroke="none"/>
      <style:paragraph-properties/>
      <style:chart-properties/>
      <style:text-properties fo:color="#404040" fo:font-family="Calibri" style:font-family-complex="Calibri" fo:font-size="18pt" style:font-size-asian="18pt" style:font-size-complex="18pt" style:text-underline-type="none" fo:font-weight="bold"/>
    </style:style>
    <style:style style:family="paragraph" style:name="P1">
      <style:paragraph-properties/>
      <style:text-properties/>
    </style:style>
    <style:style style:family="chart" style:name="ch3">
      <style:graphic-properties draw:fill-color="#F2F2F2" draw:fill="solid" draw:opacity="36.8627%" draw:stroke="none"/>
      <style:paragraph-properties/>
      <style:chart-properties/>
      <style:text-properties fo:color="#404040" fo:font-family="Calibri" style:font-family-complex="Calibri" fo:font-size="9pt" style:font-size-asian="9pt" style:font-size-complex="9pt" style:text-underline-type="none"/>
    </style:style>
    <style:style style:family="chart" style:name="ch4">
      <style:graphic-properties draw:fill="none"/>
      <style:chart-properties chart:treat-empty-cells="true"/>
    </style:style>
    <style:style style:family="chart" style:name="ch5">
      <style:graphic-properties/>
      <style:chart-properties chart:visible="true" chart:tick-marks-major-inner="false" chart:tick-marks-major-outer="true" chart:tick-marks-minor-inner="false" chart:tick-marks-minor-outer="false" chart:display-label="true" chart:reverse-direction="false" chart:axis-label-position="near-axis"/>
    </style:style>
    <style:style style:family="chart" style:name="ch6">
      <style:graphic-properties/>
      <style:chart-properties chart:visible="true" chart:tick-marks-major-inner="false" chart:tick-marks-major-outer="true" chart:tick-marks-minor-inner="false" chart:tick-marks-minor-outer="false" chart:display-label="true" chart:reverse-direction="false"/>
    </style:style>
    <style:style style:family="chart" style:name="ch7">
      <style:graphic-properties/>
      <style:chart-properties/>
    </style:style>
    <style:style style:family="chart" style:name="ch8">
      <style:graphic-properties draw:fill-color="#355a86" draw:fill="none" draw:stroke="solid" svg:stroke-color="#5B9BD5" svg:stroke-width="0.08819cm"/>
      <style:chart-properties chart:symbol-type="named-symbol" chart:symbol-name="circle" chart:data-label-number="value"/>
    </style:style>
    <style:style style:family="chart" style:name="ch9">
      <style:graphic-properties draw:fill="none"/>
      <style:chart-properties chart:symbol-type="named-symbol" chart:symbol-name="circle"/>
      <style:text-properties/>
    </style:style>
    <style:style style:family="chart" style:name="ch10">
      <style:graphic-properties draw:fill="none"/>
      <style:chart-properties chart:symbol-type="named-symbol" chart:symbol-name="circle"/>
      <style:text-properties/>
    </style:style>
    <style:style style:family="chart" style:name="ch11">
      <style:graphic-properties draw:fill="none"/>
      <style:chart-properties chart:symbol-type="named-symbol" chart:symbol-name="circle"/>
      <style:text-properties/>
    </style:style>
    <style:style style:family="chart" style:name="ch12">
      <style:graphic-properties draw:fill="none"/>
      <style:chart-properties chart:symbol-type="named-symbol" chart:symbol-name="circle"/>
      <style:text-properties/>
    </style:style>
    <style:style style:family="chart" style:name="ch13">
      <style:graphic-properties draw:fill="none"/>
      <style:chart-properties chart:symbol-type="named-symbol" chart:symbol-name="circle"/>
      <style:text-properties/>
    </style:style>
    <style:style style:family="chart" style:name="ch14">
      <style:graphic-properties draw:fill="none"/>
      <style:chart-properties chart:symbol-type="named-symbol" chart:symbol-name="circle"/>
      <style:text-properties/>
    </style:style>
    <style:style style:family="chart" style:name="ch15">
      <style:graphic-properties draw:fill-color="#883533" draw:fill="none" draw:stroke="solid" svg:stroke-color="#ED7D31" svg:stroke-width="0.08819cm"/>
      <style:chart-properties chart:symbol-type="named-symbol" chart:symbol-name="circle" chart:data-label-number="value"/>
    </style:style>
    <style:style style:family="chart" style:name="ch16">
      <style:graphic-properties draw:fill="none"/>
      <style:chart-properties chart:symbol-type="named-symbol" chart:symbol-name="circle"/>
      <style:text-properties/>
    </style:style>
    <style:style style:family="chart" style:name="ch17">
      <style:graphic-properties draw:fill="none"/>
      <style:chart-properties chart:symbol-type="named-symbol" chart:symbol-name="circle"/>
      <style:text-properties/>
    </style:style>
    <style:style style:family="chart" style:name="ch18">
      <style:graphic-properties draw:fill="none"/>
      <style:chart-properties chart:symbol-type="named-symbol" chart:symbol-name="circle"/>
      <style:text-properties/>
    </style:style>
    <style:style style:family="chart" style:name="ch19">
      <style:graphic-properties draw:fill="none"/>
      <style:chart-properties chart:symbol-type="named-symbol" chart:symbol-name="circle"/>
      <style:text-properties/>
    </style:style>
    <style:style style:family="chart" style:name="ch20">
      <style:graphic-properties draw:fill="none"/>
      <style:chart-properties chart:symbol-type="named-symbol" chart:symbol-name="circle"/>
      <style:text-properties/>
    </style:style>
    <style:style style:family="chart" style:name="ch21">
      <style:graphic-properties draw:fill="none"/>
      <style:chart-properties chart:symbol-type="named-symbol" chart:symbol-name="circle"/>
      <style:text-properties/>
    </style:style>
    <text:list-style style:name="L1"/>
    <text:list-style style:name="L2"/>
  </office:automatic-styles>
  <office:body>
    <office:chart>
      <chart:chart svg:width="28.59cm" svg:height="17.45cm" chart:style-name="ch1" chart:class="chart:line">
        <chart:title chart:style-name="ch2">
          <text:p>Suivi du projet
</text:p>
        </chart:title>
        <chart:legend chart:legend-position="bottom" chart:style-name="ch3"/>
        <chart:plot-area chart:style-name="ch4" chart:data-source-has-labels="both">
          <chart:axis chart:dimension="x" chart:style-name="ch5"/>
          <chart:axis chart:dimension="y" chart:style-name="ch6">
            <chart:grid chart:class="major" chart:style-name="ch7"/>
          </chart:axis>
          <chart:series chart:values-cell-range-address="Suivi.$E$116:Suivi.$J$116" chart:class="chart:line" chart:style-name="ch8">
            <chart:data-point chart:repeated="1" chart:style-name="ch9"/>
            <chart:data-point chart:repeated="1" chart:style-name="ch10"/>
            <chart:data-point chart:repeated="1" chart:style-name="ch11"/>
            <chart:data-point chart:repeated="1" chart:style-name="ch12"/>
            <chart:data-point chart:repeated="1" chart:style-name="ch13"/>
            <chart:data-point chart:repeated="1" chart:style-name="ch14"/>
          </chart:series>
          <chart:series chart:values-cell-range-address="Suivi.$E$117:Suivi.$J$117" chart:class="chart:line" chart:style-name="ch15">
            <chart:data-point chart:repeated="1" chart:style-name="ch16"/>
            <chart:data-point chart:repeated="1" chart:style-name="ch17"/>
            <chart:data-point chart:repeated="1" chart:style-name="ch18"/>
            <chart:data-point chart:repeated="1" chart:style-name="ch19"/>
            <chart:data-point chart:repeated="1" chart:style-name="ch20"/>
            <chart:data-point chart:repeated="1" chart:style-name="ch21"/>
          </chart:series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draw:gradient draw:start-color="#FFFFFF" draw:end-color="#FFFFFF" draw:end-intensity="100%" draw:start-intensity="100%" draw:cx="50%" draw:cy="50%" draw:border="0%" draw:style="radial" draw:name="Gradient1" draw:display_name="UserGradient1">
      <loext:gradient-stop loext:color-type="rgb" loext:color-value="#FFFFFF" svg:offset="1"/>
      <loext:gradient-stop loext:color-type="rgb" loext:color-value="#FFFFFF" svg:offset="0"/>
    </draw:gradient>
    <draw:gradient draw:start-color="#FFFFFF" draw:end-color="#FFFFFF" draw:end-intensity="100%" draw:start-intensity="100%" draw:cx="50%" draw:cy="50%" draw:border="0%" draw:style="radial" draw:name="Gradient2" draw:display_name="UserGradient2">
      <loext:gradient-stop loext:color-type="rgb" loext:color-value="#FFFFFF" svg:offset="1"/>
      <loext:gradient-stop loext:color-type="rgb" loext:color-value="#FFFFFF" svg:offset="0"/>
    </draw:gradient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22">
      <style:graphic-properties draw:fill="gradient" draw:fill-gradient-name="Gradient4" draw:stroke="solid" svg:stroke-color="#BFBFBF" svg:stroke-width="0.02601cm"/>
      <style:chart-properties/>
    </style:style>
    <style:style style:family="chart" style:name="ch23">
      <style:graphic-properties draw:fill="none" draw:stroke="none"/>
      <style:paragraph-properties/>
      <style:chart-properties/>
      <style:text-properties fo:color="#404040" fo:font-family="Calibri" style:font-family-complex="Calibri" fo:font-size="18pt" style:font-size-asian="18pt" style:font-size-complex="18pt" style:text-underline-type="none" fo:font-weight="bold"/>
    </style:style>
    <style:style style:family="paragraph" style:name="P2">
      <style:paragraph-properties/>
      <style:text-properties/>
    </style:style>
    <style:style style:family="chart" style:name="ch24">
      <style:graphic-properties draw:fill-color="#F2F2F2" draw:fill="solid" draw:opacity="36.8627%" draw:stroke="none"/>
      <style:paragraph-properties/>
      <style:chart-properties/>
      <style:text-properties fo:color="#404040" fo:font-family="Calibri" style:font-family-complex="Calibri" fo:font-size="9pt" style:font-size-asian="9pt" style:font-size-complex="9pt" style:text-underline-type="none"/>
    </style:style>
    <style:style style:family="chart" style:name="ch25">
      <style:graphic-properties draw:fill="none"/>
      <style:chart-properties chart:treat-empty-cells="true"/>
    </style:style>
    <style:style style:family="chart" style:name="ch26">
      <style:graphic-properties draw:fill="none" draw:stroke="solid" svg:stroke-color="#404040" svg:stroke-width="0.05301cm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/>
      <style:text-properties fo:color="#404040" fo:font-family="Calibri" style:font-family-complex="Calibri" fo:font-size="9pt" style:font-size-asian="9pt" style:font-size-complex="9pt" style:text-underline-type="none"/>
    </style:style>
    <style:style style:family="chart" style:name="ch27">
      <style:graphic-properties draw:fill="none" draw:stroke="none"/>
      <style:paragraph-properties/>
      <style:chart-properties chart:visible="false" chart:tick-marks-major-inner="false" chart:tick-marks-major-outer="true" chart:tick-marks-minor-inner="false" chart:tick-marks-minor-outer="false" chart:display-label="false" chart:reverse-direction="false"/>
      <style:text-properties fo:color="#404040" fo:font-family="Calibri" style:font-family-complex="Calibri" fo:font-size="9pt" style:font-size-asian="9pt" style:font-size-complex="9pt" style:text-underline-type="none"/>
    </style:style>
    <style:style style:family="chart" style:name="ch28">
      <style:graphic-properties draw:stroke="solid" svg:stroke-color="#BFBFBF" svg:stroke-width="0.02601cm" svg:stroke-opacity="34.902%"/>
      <style:chart-properties/>
    </style:style>
    <style:style style:family="chart" style:name="ch29">
      <style:graphic-properties draw:fill-color="#355a86" draw:fill="none" draw:stroke="solid" svg:stroke-color="#5B9BD5" svg:stroke-width="0.08801cm"/>
      <style:chart-properties chart:symbol-type="named-symbol" chart:symbol-name="circle" chart:data-label-number="value"/>
    </style:style>
    <style:style style:family="chart" style:name="ch30">
      <style:graphic-properties draw:fill="none"/>
      <style:chart-properties chart:symbol-type="named-symbol" chart:symbol-name="circle"/>
      <style:text-properties/>
    </style:style>
    <style:style style:family="chart" style:name="ch31">
      <style:graphic-properties draw:fill="none"/>
      <style:chart-properties chart:symbol-type="named-symbol" chart:symbol-name="circle"/>
      <style:text-properties/>
    </style:style>
    <style:style style:family="chart" style:name="ch32">
      <style:graphic-properties draw:fill="none"/>
      <style:chart-properties chart:symbol-type="named-symbol" chart:symbol-name="circle"/>
      <style:text-properties/>
    </style:style>
    <style:style style:family="chart" style:name="ch33">
      <style:graphic-properties draw:fill="none"/>
      <style:chart-properties chart:symbol-type="named-symbol" chart:symbol-name="circle"/>
      <style:text-properties/>
    </style:style>
    <style:style style:family="chart" style:name="ch34">
      <style:graphic-properties draw:fill="none"/>
      <style:chart-properties chart:symbol-type="named-symbol" chart:symbol-name="circle"/>
      <style:text-properties/>
    </style:style>
    <style:style style:family="chart" style:name="ch35">
      <style:graphic-properties draw:fill="none"/>
      <style:chart-properties chart:symbol-type="named-symbol" chart:symbol-name="circle"/>
      <style:text-properties/>
    </style:style>
    <style:style style:family="chart" style:name="ch36">
      <style:graphic-properties draw:fill="none"/>
      <style:chart-properties chart:symbol-type="named-symbol" chart:symbol-name="circle"/>
      <style:text-properties/>
    </style:style>
    <style:style style:family="chart" style:name="ch37">
      <style:graphic-properties draw:fill="none"/>
      <style:chart-properties chart:symbol-type="named-symbol" chart:symbol-name="circle"/>
      <style:text-properties/>
    </style:style>
    <style:style style:family="chart" style:name="ch38">
      <style:graphic-properties draw:fill="none"/>
      <style:chart-properties chart:symbol-type="named-symbol" chart:symbol-name="circle"/>
      <style:text-properties/>
    </style:style>
    <style:style style:family="chart" style:name="ch39">
      <style:graphic-properties draw:fill="none"/>
      <style:chart-properties chart:symbol-type="named-symbol" chart:symbol-name="circle"/>
      <style:text-properties/>
    </style:style>
    <style:style style:family="chart" style:name="ch40">
      <style:graphic-properties draw:fill="none"/>
      <style:chart-properties chart:symbol-type="named-symbol" chart:symbol-name="circle"/>
      <style:text-properties/>
    </style:style>
    <style:style style:family="chart" style:name="ch41">
      <style:graphic-properties draw:fill="none"/>
      <style:chart-properties chart:symbol-type="named-symbol" chart:symbol-name="circle"/>
      <style:text-properties/>
    </style:style>
    <style:style style:family="chart" style:name="ch42">
      <style:graphic-properties draw:fill-color="#883533" draw:fill="none" draw:stroke="solid" svg:stroke-color="#ED7D31" svg:stroke-width="0.08801cm"/>
      <style:chart-properties chart:symbol-type="named-symbol" chart:symbol-name="circle" chart:data-label-number="value"/>
    </style:style>
    <style:style style:family="chart" style:name="ch43">
      <style:graphic-properties draw:fill="none"/>
      <style:chart-properties chart:symbol-type="named-symbol" chart:symbol-name="circle"/>
      <style:text-properties/>
    </style:style>
    <style:style style:family="chart" style:name="ch44">
      <style:graphic-properties draw:fill="none"/>
      <style:chart-properties chart:symbol-type="named-symbol" chart:symbol-name="circle"/>
      <style:text-properties/>
    </style:style>
    <style:style style:family="chart" style:name="ch45">
      <style:graphic-properties draw:fill="none"/>
      <style:chart-properties chart:symbol-type="named-symbol" chart:symbol-name="circle"/>
      <style:text-properties/>
    </style:style>
    <style:style style:family="chart" style:name="ch46">
      <style:graphic-properties draw:fill="none"/>
      <style:chart-properties chart:symbol-type="named-symbol" chart:symbol-name="circle"/>
      <style:text-properties/>
    </style:style>
    <style:style style:family="chart" style:name="ch47">
      <style:graphic-properties draw:fill="none"/>
      <style:chart-properties chart:symbol-type="named-symbol" chart:symbol-name="circle"/>
      <style:text-properties/>
    </style:style>
    <style:style style:family="chart" style:name="ch48">
      <style:graphic-properties draw:fill="none"/>
      <style:chart-properties chart:symbol-type="named-symbol" chart:symbol-name="circle"/>
      <style:text-properties/>
    </style:style>
    <style:style style:family="chart" style:name="ch49">
      <style:graphic-properties draw:fill="none"/>
      <style:chart-properties chart:symbol-type="named-symbol" chart:symbol-name="circle"/>
      <style:text-properties/>
    </style:style>
    <style:style style:family="chart" style:name="ch50">
      <style:graphic-properties draw:fill="none"/>
      <style:chart-properties chart:symbol-type="named-symbol" chart:symbol-name="circle"/>
      <style:text-properties/>
    </style:style>
    <style:style style:family="chart" style:name="ch51">
      <style:graphic-properties draw:fill="none"/>
      <style:chart-properties chart:symbol-type="named-symbol" chart:symbol-name="circle"/>
      <style:text-properties/>
    </style:style>
    <style:style style:family="chart" style:name="ch52">
      <style:graphic-properties draw:fill="none"/>
      <style:chart-properties chart:symbol-type="named-symbol" chart:symbol-name="circle"/>
      <style:text-properties/>
    </style:style>
    <style:style style:family="chart" style:name="ch53">
      <style:graphic-properties draw:fill="none"/>
      <style:chart-properties chart:symbol-type="named-symbol" chart:symbol-name="circle"/>
      <style:text-properties/>
    </style:style>
    <style:style style:family="chart" style:name="ch54">
      <style:graphic-properties draw:fill="none"/>
      <style:chart-properties chart:symbol-type="named-symbol" chart:symbol-name="circle"/>
      <style:text-properties/>
    </style:style>
    <style:style style:family="chart" style:name="ch55">
      <style:graphic-properties draw:fill="none"/>
      <style:chart-properties chart:symbol-type="named-symbol" chart:symbol-name="circle"/>
      <style:text-properties/>
    </style:style>
    <style:style style:family="chart" style:name="ch56">
      <style:graphic-properties draw:fill="none"/>
      <style:chart-properties chart:symbol-type="named-symbol" chart:symbol-name="circle"/>
      <style:text-properties/>
    </style:style>
    <text:list-style style:name="L1"/>
    <text:list-style style:name="L2"/>
    <text:list-style style:name="L3"/>
    <text:list-style style:name="L4"/>
  </office:automatic-styles>
  <office:body>
    <office:chart>
      <chart:chart svg:width="22.65cm" svg:height="16.35cm" chart:style-name="ch22" chart:class="chart:line">
        <chart:title chart:style-name="ch23">
          <text:p>Avancement de l'itération
</text:p>
        </chart:title>
        <chart:legend chart:legend-position="bottom" chart:style-name="ch24"/>
        <chart:plot-area chart:style-name="ch25" chart:data-source-has-labels="both">
          <chart:axis chart:dimension="x" chart:style-name="ch26">
            <chart:categories table:cell-range-address="'local-table'.A1:'local-table'.A11"/>
          </chart:axis>
          <chart:axis chart:dimension="y" chart:style-name="ch27">
            <chart:grid chart:class="major" chart:style-name="ch28"/>
          </chart:axis>
          <chart:series chart:values-cell-range-address="'local-table'.B1:'local-table'.B12" chart:class="chart:line" chart:style-name="ch29">
            <chart:data-point chart:repeated="1" chart:style-name="ch30"/>
            <chart:data-point chart:repeated="1" chart:style-name="ch31"/>
            <chart:data-point chart:repeated="1" chart:style-name="ch32"/>
            <chart:data-point chart:repeated="1" chart:style-name="ch33"/>
            <chart:data-point chart:repeated="1" chart:style-name="ch34"/>
            <chart:data-point chart:repeated="1" chart:style-name="ch35"/>
            <chart:data-point chart:repeated="1" chart:style-name="ch36"/>
            <chart:data-point chart:repeated="1" chart:style-name="ch37"/>
            <chart:data-point chart:repeated="1" chart:style-name="ch38"/>
            <chart:data-point chart:repeated="1" chart:style-name="ch39"/>
            <chart:data-point chart:repeated="1" chart:style-name="ch40"/>
            <chart:data-point chart:repeated="1" chart:style-name="ch41"/>
          </chart:series>
          <chart:series chart:values-cell-range-address="'local-table'.D1:'local-table'.D14" chart:class="chart:line" chart:style-name="ch42">
            <chart:data-point chart:repeated="1" chart:style-name="ch43"/>
            <chart:data-point chart:repeated="1" chart:style-name="ch44"/>
            <chart:data-point chart:repeated="1" chart:style-name="ch45"/>
            <chart:data-point chart:repeated="1" chart:style-name="ch46"/>
            <chart:data-point chart:repeated="1" chart:style-name="ch47"/>
            <chart:data-point chart:repeated="1" chart:style-name="ch48"/>
            <chart:data-point chart:repeated="1" chart:style-name="ch49"/>
            <chart:data-point chart:repeated="1" chart:style-name="ch50"/>
            <chart:data-point chart:repeated="1" chart:style-name="ch51"/>
            <chart:data-point chart:repeated="1" chart:style-name="ch52"/>
            <chart:data-point chart:repeated="1" chart:style-name="ch53"/>
            <chart:data-point chart:repeated="1" chart:style-name="ch54"/>
            <chart:data-point chart:repeated="1" chart:style-name="ch55"/>
            <chart:data-point chart:repeated="1" chart:style-name="ch56"/>
          </chart:series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draw:gradient draw:start-color="#FFFFFF" draw:end-color="#FFFFFF" draw:end-intensity="100%" draw:start-intensity="100%" draw:cx="50%" draw:cy="50%" draw:border="0%" draw:style="radial" draw:name="Gradient3" draw:display_name="UserGradient3">
      <loext:gradient-stop loext:color-type="rgb" loext:color-value="#FFFFFF" svg:offset="1"/>
      <loext:gradient-stop loext:color-type="rgb" loext:color-value="#FFFFFF" svg:offset="0"/>
    </draw:gradient>
    <draw:gradient draw:start-color="#FFFFFF" draw:end-color="#FFFFFF" draw:end-intensity="100%" draw:start-intensity="100%" draw:cx="50%" draw:cy="50%" draw:border="0%" draw:style="radial" draw:name="Gradient4" draw:display_name="UserGradient4">
      <loext:gradient-stop loext:color-type="rgb" loext:color-value="#FFFFFF" svg:offset="1"/>
      <loext:gradient-stop loext:color-type="rgb" loext:color-value="#FFFFFF" svg:offset="0"/>
    </draw:gradient>
  </office:styles>
</office:document-styles>
</file>